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00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66.8pt" svg:y="233.23pt">
            <loext:p draw:notify-on-update-of-ranges="EnergyVals.A1:EnergyVals.A101 EnergyVals.B1:EnergyVals.B101 EnergyVals.C1:EnergyVals.C101 EnergyVals.D1:EnergyVals.D101 EnergyVals.E1:EnergyVals.E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5.80850570604" calcext:value-type="float">
            <text:p>5.8085057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11.7028555412" calcext:value-type="float">
            <text:p>11.7028555412</text:p>
          </table:table-cell>
          <table:table-cell office:value-type="float" office:value="-3.70936275431E-017" calcext:value-type="float">
            <text:p>-3.70936275431E-17</text:p>
          </table:table-cell>
          <table:table-cell office:value-type="float" office:value="11.7028555412" calcext:value-type="float">
            <text:p>11.7028555412</text:p>
          </table:table-cell>
          <table:table-cell office:value-type="float" office:value="6.02363858317" calcext:value-type="float">
            <text:p>6.023638583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8555578" calcext:value-type="float">
            <text:p>11.7028555578</text:p>
          </table:table-cell>
          <table:table-cell office:value-type="float" office:value="-4.10844088281E-017" calcext:value-type="float">
            <text:p>-4.10844088281E-17</text:p>
          </table:table-cell>
          <table:table-cell office:value-type="float" office:value="11.7028555578" calcext:value-type="float">
            <text:p>11.7028555578</text:p>
          </table:table-cell>
          <table:table-cell office:value-type="float" office:value="6.2467394571" calcext:value-type="float">
            <text:p>6.2467394571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11.7028555702" calcext:value-type="float">
            <text:p>11.7028555702</text:p>
          </table:table-cell>
          <table:table-cell office:value-type="float" office:value="-3.47290582794E-017" calcext:value-type="float">
            <text:p>-3.47290582794E-17</text:p>
          </table:table-cell>
          <table:table-cell office:value-type="float" office:value="11.7028555702" calcext:value-type="float">
            <text:p>11.7028555702</text:p>
          </table:table-cell>
          <table:table-cell office:value-type="float" office:value="6.47810344298" calcext:value-type="float">
            <text:p>6.47810344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-3.97928022687E-017" calcext:value-type="float">
            <text:p>-3.97928022687E-17</text:p>
          </table:table-cell>
          <table:table-cell office:value-type="float" office:value="11.702855581" calcext:value-type="float">
            <text:p>11.702855581</text:p>
          </table:table-cell>
          <table:table-cell office:value-type="float" office:value="6.71803658631" calcext:value-type="float">
            <text:p>6.7180365863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11.7028555898" calcext:value-type="float">
            <text:p>11.7028555898</text:p>
          </table:table-cell>
          <table:table-cell office:value-type="float" office:value="-3.10928623001E-017" calcext:value-type="float">
            <text:p>-3.10928623001E-17</text:p>
          </table:table-cell>
          <table:table-cell office:value-type="float" office:value="11.7028555898" calcext:value-type="float">
            <text:p>11.7028555898</text:p>
          </table:table-cell>
          <table:table-cell office:value-type="float" office:value="6.96685626777" calcext:value-type="float">
            <text:p>6.9668562678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8555983" calcext:value-type="float">
            <text:p>11.7028555983</text:p>
          </table:table-cell>
          <table:table-cell office:value-type="float" office:value="-1.6923685837E-017" calcext:value-type="float">
            <text:p>-1.6923685837E-17</text:p>
          </table:table-cell>
          <table:table-cell office:value-type="float" office:value="11.7028555983" calcext:value-type="float">
            <text:p>11.7028555983</text:p>
          </table:table-cell>
          <table:table-cell office:value-type="float" office:value="7.22489162305" calcext:value-type="float">
            <text:p>7.2248916231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11.7028556059" calcext:value-type="float">
            <text:p>11.7028556059</text:p>
          </table:table-cell>
          <table:table-cell office:value-type="float" office:value="-2.32797132215E-017" calcext:value-type="float">
            <text:p>-2.32797132215E-17</text:p>
          </table:table-cell>
          <table:table-cell office:value-type="float" office:value="11.7028556059" calcext:value-type="float">
            <text:p>11.7028556059</text:p>
          </table:table-cell>
          <table:table-cell office:value-type="float" office:value="7.49248397821" calcext:value-type="float">
            <text:p>7.4924839782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-3.31009065057E-017" calcext:value-type="float">
            <text:p>-3.31009065057E-17</text:p>
          </table:table-cell>
          <table:table-cell office:value-type="float" office:value="11.7028556128" calcext:value-type="float">
            <text:p>11.7028556128</text:p>
          </table:table-cell>
          <table:table-cell office:value-type="float" office:value="7.76998730122" calcext:value-type="float">
            <text:p>7.769987301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11.702855619" calcext:value-type="float">
            <text:p>11.702855619</text:p>
          </table:table-cell>
          <table:table-cell office:value-type="float" office:value="-4.21883989959E-017" calcext:value-type="float">
            <text:p>-4.21883989959E-17</text:p>
          </table:table-cell>
          <table:table-cell office:value-type="float" office:value="11.702855619" calcext:value-type="float">
            <text:p>11.702855619</text:p>
          </table:table-cell>
          <table:table-cell office:value-type="float" office:value="8.05776867014" calcext:value-type="float">
            <text:p>8.057768670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8556251" calcext:value-type="float">
            <text:p>11.7028556251</text:p>
          </table:table-cell>
          <table:table-cell office:value-type="float" office:value="-2.21925878311E-017" calcext:value-type="float">
            <text:p>-2.21925878311E-17</text:p>
          </table:table-cell>
          <table:table-cell office:value-type="float" office:value="11.7028556251" calcext:value-type="float">
            <text:p>11.7028556251</text:p>
          </table:table-cell>
          <table:table-cell office:value-type="float" office:value="8.3562087587" calcext:value-type="float">
            <text:p>8.3562087587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11.7028556307" calcext:value-type="float">
            <text:p>11.7028556307</text:p>
          </table:table-cell>
          <table:table-cell office:value-type="float" office:value="-3.3408231185E-017" calcext:value-type="float">
            <text:p>-3.3408231185E-17</text:p>
          </table:table-cell>
          <table:table-cell office:value-type="float" office:value="11.7028556307" calcext:value-type="float">
            <text:p>11.7028556307</text:p>
          </table:table-cell>
          <table:table-cell office:value-type="float" office:value="8.66570233988" calcext:value-type="float">
            <text:p>8.665702339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-2.85711854593E-017" calcext:value-type="float">
            <text:p>-2.85711854593E-17</text:p>
          </table:table-cell>
          <table:table-cell office:value-type="float" office:value="11.702855636" calcext:value-type="float">
            <text:p>11.702855636</text:p>
          </table:table-cell>
          <table:table-cell office:value-type="float" office:value="8.98665880806" calcext:value-type="float">
            <text:p>8.986658808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1.7028556408" calcext:value-type="float">
            <text:p>11.7028556408</text:p>
          </table:table-cell>
          <table:table-cell office:value-type="float" office:value="-1.88631933152E-017" calcext:value-type="float">
            <text:p>-1.88631933152E-17</text:p>
          </table:table-cell>
          <table:table-cell office:value-type="float" office:value="11.7028556408" calcext:value-type="float">
            <text:p>11.7028556408</text:p>
          </table:table-cell>
          <table:table-cell office:value-type="float" office:value="9.3195027206" calcext:value-type="float">
            <text:p>9.319502720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6454" calcext:value-type="float">
            <text:p>11.7028556454</text:p>
          </table:table-cell>
          <table:table-cell office:value-type="float" office:value="-2.02660599444E-017" calcext:value-type="float">
            <text:p>-2.02660599444E-17</text:p>
          </table:table-cell>
          <table:table-cell office:value-type="float" office:value="11.7028556454" calcext:value-type="float">
            <text:p>11.7028556454</text:p>
          </table:table-cell>
          <table:table-cell office:value-type="float" office:value="9.66467435944" calcext:value-type="float">
            <text:p>9.664674359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1.70285565" calcext:value-type="float">
            <text:p>11.70285565</text:p>
          </table:table-cell>
          <table:table-cell office:value-type="float" office:value="-2.09143999447E-017" calcext:value-type="float">
            <text:p>-2.09143999447E-17</text:p>
          </table:table-cell>
          <table:table-cell office:value-type="float" office:value="11.70285565" calcext:value-type="float">
            <text:p>11.70285565</text:p>
          </table:table-cell>
          <table:table-cell office:value-type="float" office:value="10.0226303135" calcext:value-type="float">
            <text:p>10.022630313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8556543" calcext:value-type="float">
            <text:p>11.7028556543</text:p>
          </table:table-cell>
          <table:table-cell office:value-type="float" office:value="-2.13268640475E-017" calcext:value-type="float">
            <text:p>-2.13268640475E-17</text:p>
          </table:table-cell>
          <table:table-cell office:value-type="float" office:value="11.7028556543" calcext:value-type="float">
            <text:p>11.7028556543</text:p>
          </table:table-cell>
          <table:table-cell office:value-type="float" office:value="10.3938440826" calcext:value-type="float">
            <text:p>10.393844082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22.6816609208" calcext:value-type="float">
            <text:p>22.6816609208</text:p>
          </table:table-cell>
          <table:table-cell office:value-type="float" office:value="0.613430217547" calcext:value-type="float">
            <text:p>0.6134302175</text:p>
          </table:table-cell>
          <table:table-cell office:value-type="float" office:value="22.0682307033" calcext:value-type="float">
            <text:p>22.0682307033</text:p>
          </table:table-cell>
          <table:table-cell office:value-type="float" office:value="10.7788067038" calcext:value-type="float">
            <text:p>10.778806703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22.6855564956" calcext:value-type="float">
            <text:p>22.6855564956</text:p>
          </table:table-cell>
          <table:table-cell office:value-type="float" office:value="0.63242524241" calcext:value-type="float">
            <text:p>0.6324252424</text:p>
          </table:table-cell>
          <table:table-cell office:value-type="float" office:value="22.0531312532" calcext:value-type="float">
            <text:p>22.0531312532</text:p>
          </table:table-cell>
          <table:table-cell office:value-type="float" office:value="11.1780274011" calcext:value-type="float">
            <text:p>11.1780274011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22.6892689615" calcext:value-type="float">
            <text:p>22.6892689615</text:p>
          </table:table-cell>
          <table:table-cell office:value-type="float" office:value="0.687025906481" calcext:value-type="float">
            <text:p>0.6870259065</text:p>
          </table:table-cell>
          <table:table-cell office:value-type="float" office:value="22.002243055" calcext:value-type="float">
            <text:p>22.002243055</text:p>
          </table:table-cell>
          <table:table-cell office:value-type="float" office:value="11.5920342588" calcext:value-type="float">
            <text:p>11.592034258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2.6903680943" calcext:value-type="float">
            <text:p>22.6903680943</text:p>
          </table:table-cell>
          <table:table-cell office:value-type="float" office:value="0.762938228164" calcext:value-type="float">
            <text:p>0.7629382282</text:p>
          </table:table-cell>
          <table:table-cell office:value-type="float" office:value="21.9274298661" calcext:value-type="float">
            <text:p>21.9274298661</text:p>
          </table:table-cell>
          <table:table-cell office:value-type="float" office:value="12.0213749203" calcext:value-type="float">
            <text:p>12.021374920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2.6887968703" calcext:value-type="float">
            <text:p>22.6887968703</text:p>
          </table:table-cell>
          <table:table-cell office:value-type="float" office:value="0.836161511967" calcext:value-type="float">
            <text:p>0.836161512</text:p>
          </table:table-cell>
          <table:table-cell office:value-type="float" office:value="21.8526353583" calcext:value-type="float">
            <text:p>21.8526353583</text:p>
          </table:table-cell>
          <table:table-cell office:value-type="float" office:value="12.4666173122" calcext:value-type="float">
            <text:p>12.4666173122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2.6857560906" calcext:value-type="float">
            <text:p>22.6857560906</text:p>
          </table:table-cell>
          <table:table-cell office:value-type="float" office:value="0.888387291981" calcext:value-type="float">
            <text:p>0.888387292</text:p>
          </table:table-cell>
          <table:table-cell office:value-type="float" office:value="21.7973687987" calcext:value-type="float">
            <text:p>21.7973687987</text:p>
          </table:table-cell>
          <table:table-cell office:value-type="float" office:value="12.9283503958" calcext:value-type="float">
            <text:p>12.9283503958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22.6828238134" calcext:value-type="float">
            <text:p>22.6828238134</text:p>
          </table:table-cell>
          <table:table-cell office:value-type="float" office:value="0.913823723163" calcext:value-type="float">
            <text:p>0.9138237232</text:p>
          </table:table-cell>
          <table:table-cell office:value-type="float" office:value="21.7690000902" calcext:value-type="float">
            <text:p>21.7690000902</text:p>
          </table:table-cell>
          <table:table-cell office:value-type="float" office:value="13.407184946" calcext:value-type="float">
            <text:p>13.40718494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22.6813101814" calcext:value-type="float">
            <text:p>22.6813101814</text:p>
          </table:table-cell>
          <table:table-cell office:value-type="float" office:value="0.919468150558" calcext:value-type="float">
            <text:p>0.9194681506</text:p>
          </table:table-cell>
          <table:table-cell office:value-type="float" office:value="21.7618420308" calcext:value-type="float">
            <text:p>21.7618420308</text:p>
          </table:table-cell>
          <table:table-cell office:value-type="float" office:value="13.9037543595" calcext:value-type="float">
            <text:p>13.903754359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2.6818470517" calcext:value-type="float">
            <text:p>22.6818470517</text:p>
          </table:table-cell>
          <table:table-cell office:value-type="float" office:value="0.920850167978" calcext:value-type="float">
            <text:p>0.920850168</text:p>
          </table:table-cell>
          <table:table-cell office:value-type="float" office:value="21.7609968837" calcext:value-type="float">
            <text:p>21.7609968837</text:p>
          </table:table-cell>
          <table:table-cell office:value-type="float" office:value="14.4187154923" calcext:value-type="float">
            <text:p>14.418715492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22.6842118467" calcext:value-type="float">
            <text:p>22.6842118467</text:p>
          </table:table-cell>
          <table:table-cell office:value-type="float" office:value="0.93526193071" calcext:value-type="float">
            <text:p>0.9352619307</text:p>
          </table:table-cell>
          <table:table-cell office:value-type="float" office:value="21.748949916" calcext:value-type="float">
            <text:p>21.748949916</text:p>
          </table:table-cell>
          <table:table-cell office:value-type="float" office:value="14.9527495289" calcext:value-type="float">
            <text:p>14.9527495289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2.687371775" calcext:value-type="float">
            <text:p>22.687371775</text:p>
          </table:table-cell>
          <table:table-cell office:value-type="float" office:value="0.974071151891" calcext:value-type="float">
            <text:p>0.9740711519</text:p>
          </table:table-cell>
          <table:table-cell office:value-type="float" office:value="21.7133006231" calcext:value-type="float">
            <text:p>21.7133006231</text:p>
          </table:table-cell>
          <table:table-cell office:value-type="float" office:value="15.5065628829" calcext:value-type="float">
            <text:p>15.5065628829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2.6897976629" calcext:value-type="float">
            <text:p>22.6897976629</text:p>
          </table:table-cell>
          <table:table-cell office:value-type="float" office:value="1.03749024288" calcext:value-type="float">
            <text:p>1.0374902429</text:p>
          </table:table-cell>
          <table:table-cell office:value-type="float" office:value="21.65230742" calcext:value-type="float">
            <text:p>21.65230742</text:p>
          </table:table-cell>
          <table:table-cell office:value-type="float" office:value="16.0808881322" calcext:value-type="float">
            <text:p>16.0808881322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22.6894537665" calcext:value-type="float">
            <text:p>22.6894537665</text:p>
          </table:table-cell>
          <table:table-cell office:value-type="float" office:value="1.12771938334" calcext:value-type="float">
            <text:p>1.1277193833</text:p>
          </table:table-cell>
          <table:table-cell office:value-type="float" office:value="21.5617343831" calcext:value-type="float">
            <text:p>21.5617343831</text:p>
          </table:table-cell>
          <table:table-cell office:value-type="float" office:value="16.6764849872" calcext:value-type="float">
            <text:p>16.6764849872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22.686211849" calcext:value-type="float">
            <text:p>22.686211849</text:p>
          </table:table-cell>
          <table:table-cell office:value-type="float" office:value="1.24270328824" calcext:value-type="float">
            <text:p>1.2427032882</text:p>
          </table:table-cell>
          <table:table-cell office:value-type="float" office:value="21.4435085607" calcext:value-type="float">
            <text:p>21.4435085607</text:p>
          </table:table-cell>
          <table:table-cell office:value-type="float" office:value="17.2941412963" calcext:value-type="float">
            <text:p>17.2941412963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22.6816667353" calcext:value-type="float">
            <text:p>22.6816667353</text:p>
          </table:table-cell>
          <table:table-cell office:value-type="float" office:value="1.35010808537" calcext:value-type="float">
            <text:p>1.3501080854</text:p>
          </table:table-cell>
          <table:table-cell office:value-type="float" office:value="21.3315586499" calcext:value-type="float">
            <text:p>21.3315586499</text:p>
          </table:table-cell>
          <table:table-cell office:value-type="float" office:value="17.9346740879" calcext:value-type="float">
            <text:p>17.934674087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2.6798533167" calcext:value-type="float">
            <text:p>22.6798533167</text:p>
          </table:table-cell>
          <table:table-cell office:value-type="float" office:value="1.42716397874" calcext:value-type="float">
            <text:p>1.4271639787</text:p>
          </table:table-cell>
          <table:table-cell office:value-type="float" office:value="21.2526893379" calcext:value-type="float">
            <text:p>21.2526893379</text:p>
          </table:table-cell>
          <table:table-cell office:value-type="float" office:value="18.598930651" calcext:value-type="float">
            <text:p>18.598930651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2.6803807605" calcext:value-type="float">
            <text:p>22.6803807605</text:p>
          </table:table-cell>
          <table:table-cell office:value-type="float" office:value="1.48067593011" calcext:value-type="float">
            <text:p>1.4806759301</text:p>
          </table:table-cell>
          <table:table-cell office:value-type="float" office:value="21.1997048304" calcext:value-type="float">
            <text:p>21.1997048304</text:p>
          </table:table-cell>
          <table:table-cell office:value-type="float" office:value="19.2877896563" calcext:value-type="float">
            <text:p>19.2877896563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9.2236899197" calcext:value-type="float">
            <text:p>29.2236899197</text:p>
          </table:table-cell>
          <table:table-cell office:value-type="float" office:value="2.25592279467" calcext:value-type="float">
            <text:p>2.2559227947</text:p>
          </table:table-cell>
          <table:table-cell office:value-type="float" office:value="26.967767125" calcext:value-type="float">
            <text:p>26.967767125</text:p>
          </table:table-cell>
          <table:table-cell office:value-type="float" office:value="20.0021623181" calcext:value-type="float">
            <text:p>20.0021623181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29.2219331757" calcext:value-type="float">
            <text:p>29.2219331757</text:p>
          </table:table-cell>
          <table:table-cell office:value-type="float" office:value="2.2605655091" calcext:value-type="float">
            <text:p>2.2605655091</text:p>
          </table:table-cell>
          <table:table-cell office:value-type="float" office:value="26.9613676667" calcext:value-type="float">
            <text:p>26.9613676667</text:p>
          </table:table-cell>
          <table:table-cell office:value-type="float" office:value="20.7429936" calcext:value-type="float">
            <text:p>20.742993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9.2387743538" calcext:value-type="float">
            <text:p>29.2387743538</text:p>
          </table:table-cell>
          <table:table-cell office:value-type="float" office:value="2.27139930764" calcext:value-type="float">
            <text:p>2.2713993076</text:p>
          </table:table-cell>
          <table:table-cell office:value-type="float" office:value="26.9673750462" calcext:value-type="float">
            <text:p>26.9673750462</text:p>
          </table:table-cell>
          <table:table-cell office:value-type="float" office:value="21.5112634649" calcext:value-type="float">
            <text:p>21.5112634649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29.2469049073" calcext:value-type="float">
            <text:p>29.2469049073</text:p>
          </table:table-cell>
          <table:table-cell office:value-type="float" office:value="2.36237947919" calcext:value-type="float">
            <text:p>2.3623794792</text:p>
          </table:table-cell>
          <table:table-cell office:value-type="float" office:value="26.8845254281" calcext:value-type="float">
            <text:p>26.8845254281</text:p>
          </table:table-cell>
          <table:table-cell office:value-type="float" office:value="22.3079881707" calcext:value-type="float">
            <text:p>22.3079881707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9.2254484327" calcext:value-type="float">
            <text:p>29.2254484327</text:p>
          </table:table-cell>
          <table:table-cell office:value-type="float" office:value="2.41417813548" calcext:value-type="float">
            <text:p>2.4141781355</text:p>
          </table:table-cell>
          <table:table-cell office:value-type="float" office:value="26.8112702972" calcext:value-type="float">
            <text:p>26.8112702972</text:p>
          </table:table-cell>
          <table:table-cell office:value-type="float" office:value="23.1342216155" calcext:value-type="float">
            <text:p>23.1342216155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9.2137826222" calcext:value-type="float">
            <text:p>29.2137826222</text:p>
          </table:table-cell>
          <table:table-cell office:value-type="float" office:value="2.39023530712" calcext:value-type="float">
            <text:p>2.3902353071</text:p>
          </table:table-cell>
          <table:table-cell office:value-type="float" office:value="26.8235473151" calcext:value-type="float">
            <text:p>26.8235473151</text:p>
          </table:table-cell>
          <table:table-cell office:value-type="float" office:value="23.9910567308" calcext:value-type="float">
            <text:p>23.991056730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9.211620932" calcext:value-type="float">
            <text:p>29.211620932</text:p>
          </table:table-cell>
          <table:table-cell office:value-type="float" office:value="2.38056275298" calcext:value-type="float">
            <text:p>2.380562753</text:p>
          </table:table-cell>
          <table:table-cell office:value-type="float" office:value="26.831058179" calcext:value-type="float">
            <text:p>26.831058179</text:p>
          </table:table-cell>
          <table:table-cell office:value-type="float" office:value="24.8796269279" calcext:value-type="float">
            <text:p>24.879626927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29.2099950362" calcext:value-type="float">
            <text:p>29.2099950362</text:p>
          </table:table-cell>
          <table:table-cell office:value-type="float" office:value="2.37978626367" calcext:value-type="float">
            <text:p>2.3797862637</text:p>
          </table:table-cell>
          <table:table-cell office:value-type="float" office:value="26.8302087726" calcext:value-type="float">
            <text:p>26.8302087726</text:p>
          </table:table-cell>
          <table:table-cell office:value-type="float" office:value="25.8011075968" calcext:value-type="float">
            <text:p>25.801107596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9.2087843093" calcext:value-type="float">
            <text:p>29.2087843093</text:p>
          </table:table-cell>
          <table:table-cell office:value-type="float" office:value="2.37732446999" calcext:value-type="float">
            <text:p>2.37732447</text:p>
          </table:table-cell>
          <table:table-cell office:value-type="float" office:value="26.8314598393" calcext:value-type="float">
            <text:p>26.8314598393</text:p>
          </table:table-cell>
          <table:table-cell office:value-type="float" office:value="26.756717661" calcext:value-type="float">
            <text:p>26.756717661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9.2077655106" calcext:value-type="float">
            <text:p>29.2077655106</text:p>
          </table:table-cell>
          <table:table-cell office:value-type="float" office:value="2.3674906394" calcext:value-type="float">
            <text:p>2.3674906394</text:p>
          </table:table-cell>
          <table:table-cell office:value-type="float" office:value="26.8402748712" calcext:value-type="float">
            <text:p>26.8402748712</text:p>
          </table:table-cell>
          <table:table-cell office:value-type="float" office:value="27.74772119" calcext:value-type="float">
            <text:p>27.74772119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9.2069635695" calcext:value-type="float">
            <text:p>29.2069635695</text:p>
          </table:table-cell>
          <table:table-cell office:value-type="float" office:value="2.35808637504" calcext:value-type="float">
            <text:p>2.358086375</text:p>
          </table:table-cell>
          <table:table-cell office:value-type="float" office:value="26.8488771944" calcext:value-type="float">
            <text:p>26.8488771944</text:p>
          </table:table-cell>
          <table:table-cell office:value-type="float" office:value="28.7754290715" calcext:value-type="float">
            <text:p>28.775429071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9.2061879963" calcext:value-type="float">
            <text:p>29.2061879963</text:p>
          </table:table-cell>
          <table:table-cell office:value-type="float" office:value="2.35540319607" calcext:value-type="float">
            <text:p>2.3554031961</text:p>
          </table:table-cell>
          <table:table-cell office:value-type="float" office:value="26.8507848002" calcext:value-type="float">
            <text:p>26.8507848002</text:p>
          </table:table-cell>
          <table:table-cell office:value-type="float" office:value="29.841200745" calcext:value-type="float">
            <text:p>29.841200745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29.2053966627" calcext:value-type="float">
            <text:p>29.2053966627</text:p>
          </table:table-cell>
          <table:table-cell office:value-type="float" office:value="2.35479986365" calcext:value-type="float">
            <text:p>2.3547998637</text:p>
          </table:table-cell>
          <table:table-cell office:value-type="float" office:value="26.8505967991" calcext:value-type="float">
            <text:p>26.8505967991</text:p>
          </table:table-cell>
          <table:table-cell office:value-type="float" office:value="30.9464460006" calcext:value-type="float">
            <text:p>30.946446000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9.2047320949" calcext:value-type="float">
            <text:p>29.2047320949</text:p>
          </table:table-cell>
          <table:table-cell office:value-type="float" office:value="2.35416027812" calcext:value-type="float">
            <text:p>2.3541602781</text:p>
          </table:table-cell>
          <table:table-cell office:value-type="float" office:value="26.8505718168" calcext:value-type="float">
            <text:p>26.8505718168</text:p>
          </table:table-cell>
          <table:table-cell office:value-type="float" office:value="32.0926268433" calcext:value-type="float">
            <text:p>32.092626843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29.2041512104" calcext:value-type="float">
            <text:p>29.2041512104</text:p>
          </table:table-cell>
          <table:table-cell office:value-type="float" office:value="2.3534036598" calcext:value-type="float">
            <text:p>2.3534036598</text:p>
          </table:table-cell>
          <table:table-cell office:value-type="float" office:value="26.8507475506" calcext:value-type="float">
            <text:p>26.8507475506</text:p>
          </table:table-cell>
          <table:table-cell office:value-type="float" office:value="33.2812594276" calcext:value-type="float">
            <text:p>33.2812594276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9.2036152787" calcext:value-type="float">
            <text:p>29.2036152787</text:p>
          </table:table-cell>
          <table:table-cell office:value-type="float" office:value="2.35246386395" calcext:value-type="float">
            <text:p>2.352463864</text:p>
          </table:table-cell>
          <table:table-cell office:value-type="float" office:value="26.8511514147" calcext:value-type="float">
            <text:p>26.8511514147</text:p>
          </table:table-cell>
          <table:table-cell office:value-type="float" office:value="34.5139160621" calcext:value-type="float">
            <text:p>34.513916062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9.2030892331" calcext:value-type="float">
            <text:p>29.2030892331</text:p>
          </table:table-cell>
          <table:table-cell office:value-type="float" office:value="2.35114787831" calcext:value-type="float">
            <text:p>2.3511478783</text:p>
          </table:table-cell>
          <table:table-cell office:value-type="float" office:value="26.8519413548" calcext:value-type="float">
            <text:p>26.8519413548</text:p>
          </table:table-cell>
          <table:table-cell office:value-type="float" office:value="35.7922272904" calcext:value-type="float">
            <text:p>35.792227290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56.5169637299" calcext:value-type="float">
            <text:p>56.5169637299</text:p>
          </table:table-cell>
          <table:table-cell office:value-type="float" office:value="5.77799051556" calcext:value-type="float">
            <text:p>5.7779905156</text:p>
          </table:table-cell>
          <table:table-cell office:value-type="float" office:value="50.7389732144" calcext:value-type="float">
            <text:p>50.7389732144</text:p>
          </table:table-cell>
          <table:table-cell office:value-type="float" office:value="37.1178840472" calcext:value-type="float">
            <text:p>37.117884047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56.5167596961" calcext:value-type="float">
            <text:p>56.5167596961</text:p>
          </table:table-cell>
          <table:table-cell office:value-type="float" office:value="5.77524745736" calcext:value-type="float">
            <text:p>5.7752474574</text:p>
          </table:table-cell>
          <table:table-cell office:value-type="float" office:value="50.7415122387" calcext:value-type="float">
            <text:p>50.7415122387</text:p>
          </table:table-cell>
          <table:table-cell office:value-type="float" office:value="38.4926398954" calcext:value-type="float">
            <text:p>38.492639895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56.5165603092" calcext:value-type="float">
            <text:p>56.5165603092</text:p>
          </table:table-cell>
          <table:table-cell office:value-type="float" office:value="5.77317047007" calcext:value-type="float">
            <text:p>5.7731704701</text:p>
          </table:table-cell>
          <table:table-cell office:value-type="float" office:value="50.7433898392" calcext:value-type="float">
            <text:p>50.7433898392</text:p>
          </table:table-cell>
          <table:table-cell office:value-type="float" office:value="39.9183133454" calcext:value-type="float">
            <text:p>39.918313345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56.5164221642" calcext:value-type="float">
            <text:p>56.5164221642</text:p>
          </table:table-cell>
          <table:table-cell office:value-type="float" office:value="5.77280960423" calcext:value-type="float">
            <text:p>5.7728096042</text:p>
          </table:table-cell>
          <table:table-cell office:value-type="float" office:value="50.7436125599" calcext:value-type="float">
            <text:p>50.7436125599</text:p>
          </table:table-cell>
          <table:table-cell office:value-type="float" office:value="41.396790261" calcext:value-type="float">
            <text:p>41.396790261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56.516102406" calcext:value-type="float">
            <text:p>56.516102406</text:p>
          </table:table-cell>
          <table:table-cell office:value-type="float" office:value="5.77302647877" calcext:value-type="float">
            <text:p>5.7730264788</text:p>
          </table:table-cell>
          <table:table-cell office:value-type="float" office:value="50.7430759273" calcext:value-type="float">
            <text:p>50.7430759273</text:p>
          </table:table-cell>
          <table:table-cell office:value-type="float" office:value="42.9300263537" calcext:value-type="float">
            <text:p>42.930026353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56.5159878554" calcext:value-type="float">
            <text:p>56.5159878554</text:p>
          </table:table-cell>
          <table:table-cell office:value-type="float" office:value="5.77344194694" calcext:value-type="float">
            <text:p>5.7734419469</text:p>
          </table:table-cell>
          <table:table-cell office:value-type="float" office:value="50.7425459085" calcext:value-type="float">
            <text:p>50.7425459085</text:p>
          </table:table-cell>
          <table:table-cell office:value-type="float" office:value="44.5200497698" calcext:value-type="float">
            <text:p>44.5200497698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56.5150218567" calcext:value-type="float">
            <text:p>56.5150218567</text:p>
          </table:table-cell>
          <table:table-cell office:value-type="float" office:value="5.76408611188" calcext:value-type="float">
            <text:p>5.7640861119</text:p>
          </table:table-cell>
          <table:table-cell office:value-type="float" office:value="50.7509357448" calcext:value-type="float">
            <text:p>50.7509357448</text:p>
          </table:table-cell>
          <table:table-cell office:value-type="float" office:value="46.1689637732" calcext:value-type="float">
            <text:p>46.1689637732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56.5150406766" calcext:value-type="float">
            <text:p>56.5150406766</text:p>
          </table:table-cell>
          <table:table-cell office:value-type="float" office:value="5.74365504217" calcext:value-type="float">
            <text:p>5.7436550422</text:p>
          </table:table-cell>
          <table:table-cell office:value-type="float" office:value="50.7713856344" calcext:value-type="float">
            <text:p>50.7713856344</text:p>
          </table:table-cell>
          <table:table-cell office:value-type="float" office:value="47.8789495275" calcext:value-type="float">
            <text:p>47.8789495275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56.5145884438" calcext:value-type="float">
            <text:p>56.5145884438</text:p>
          </table:table-cell>
          <table:table-cell office:value-type="float" office:value="5.73859483837" calcext:value-type="float">
            <text:p>5.7385948384</text:p>
          </table:table-cell>
          <table:table-cell office:value-type="float" office:value="50.7759936054" calcext:value-type="float">
            <text:p>50.7759936054</text:p>
          </table:table-cell>
          <table:table-cell office:value-type="float" office:value="49.6522689813" calcext:value-type="float">
            <text:p>49.65226898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56.5148145481" calcext:value-type="float">
            <text:p>56.5148145481</text:p>
          </table:table-cell>
          <table:table-cell office:value-type="float" office:value="5.7346841162" calcext:value-type="float">
            <text:p>5.7346841162</text:p>
          </table:table-cell>
          <table:table-cell office:value-type="float" office:value="50.7801304319" calcext:value-type="float">
            <text:p>50.7801304319</text:p>
          </table:table-cell>
          <table:table-cell office:value-type="float" office:value="51.4912678603" calcext:value-type="float">
            <text:p>51.4912678603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56.5182589653" calcext:value-type="float">
            <text:p>56.5182589653</text:p>
          </table:table-cell>
          <table:table-cell office:value-type="float" office:value="5.76475877944" calcext:value-type="float">
            <text:p>5.7647587794</text:p>
          </table:table-cell>
          <table:table-cell office:value-type="float" office:value="50.7535001858" calcext:value-type="float">
            <text:p>50.7535001858</text:p>
          </table:table-cell>
          <table:table-cell office:value-type="float" office:value="53.3983787703" calcext:value-type="float">
            <text:p>53.3983787703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56.5203797509" calcext:value-type="float">
            <text:p>56.5203797509</text:p>
          </table:table-cell>
          <table:table-cell office:value-type="float" office:value="5.92956746887" calcext:value-type="float">
            <text:p>5.9295674689</text:p>
          </table:table-cell>
          <table:table-cell office:value-type="float" office:value="50.590812282" calcext:value-type="float">
            <text:p>50.590812282</text:p>
          </table:table-cell>
          <table:table-cell office:value-type="float" office:value="55.3761244145" calcext:value-type="float">
            <text:p>55.3761244145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56.5208404557" calcext:value-type="float">
            <text:p>56.5208404557</text:p>
          </table:table-cell>
          <table:table-cell office:value-type="float" office:value="6.15908162496" calcext:value-type="float">
            <text:p>6.159081625</text:p>
          </table:table-cell>
          <table:table-cell office:value-type="float" office:value="50.3617588307" calcext:value-type="float">
            <text:p>50.3617588307</text:p>
          </table:table-cell>
          <table:table-cell office:value-type="float" office:value="57.4271209311" calcext:value-type="float">
            <text:p>57.427120931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6.5191041404" calcext:value-type="float">
            <text:p>56.5191041404</text:p>
          </table:table-cell>
          <table:table-cell office:value-type="float" office:value="6.37121996518" calcext:value-type="float">
            <text:p>6.3712199652</text:p>
          </table:table-cell>
          <table:table-cell office:value-type="float" office:value="50.1478841752" calcext:value-type="float">
            <text:p>50.1478841752</text:p>
          </table:table-cell>
          <table:table-cell office:value-type="float" office:value="59.5540813538" calcext:value-type="float">
            <text:p>59.5540813538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56.516149651" calcext:value-type="float">
            <text:p>56.516149651</text:p>
          </table:table-cell>
          <table:table-cell office:value-type="float" office:value="6.51122296154" calcext:value-type="float">
            <text:p>6.5112229615</text:p>
          </table:table-cell>
          <table:table-cell office:value-type="float" office:value="50.0049266894" calcext:value-type="float">
            <text:p>50.0049266894</text:p>
          </table:table-cell>
          <table:table-cell office:value-type="float" office:value="61.7598192002" calcext:value-type="float">
            <text:p>61.759819200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6.5156356683" calcext:value-type="float">
            <text:p>56.5156356683</text:p>
          </table:table-cell>
          <table:table-cell office:value-type="float" office:value="6.65977558413" calcext:value-type="float">
            <text:p>6.6597755841</text:p>
          </table:table-cell>
          <table:table-cell office:value-type="float" office:value="49.8558600842" calcext:value-type="float">
            <text:p>49.8558600842</text:p>
          </table:table-cell>
          <table:table-cell office:value-type="float" office:value="64.0472521939" calcext:value-type="float">
            <text:p>64.0472521939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66.4194061238" calcext:value-type="float">
            <text:p>66.4194061238</text:p>
          </table:table-cell>
          <table:table-cell office:value-type="float" office:value="10.1403653845" calcext:value-type="float">
            <text:p>10.1403653845</text:p>
          </table:table-cell>
          <table:table-cell office:value-type="float" office:value="56.2790407393" calcext:value-type="float">
            <text:p>56.2790407393</text:p>
          </table:table-cell>
          <table:table-cell office:value-type="float" office:value="66.4194061238" calcext:value-type="float">
            <text:p>66.419406123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66.3740594739" calcext:value-type="float">
            <text:p>66.3740594739</text:p>
          </table:table-cell>
          <table:table-cell office:value-type="float" office:value="9.81343785486" calcext:value-type="float">
            <text:p>9.8134378549</text:p>
          </table:table-cell>
          <table:table-cell office:value-type="float" office:value="56.560621619" calcext:value-type="float">
            <text:p>56.560621619</text:p>
          </table:table-cell>
          <table:table-cell office:value-type="float" office:value="68.8794188466" calcext:value-type="float">
            <text:p>68.8794188466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66.3533628875" calcext:value-type="float">
            <text:p>66.3533628875</text:p>
          </table:table-cell>
          <table:table-cell office:value-type="float" office:value="9.34399968853" calcext:value-type="float">
            <text:p>9.3439996885</text:p>
          </table:table-cell>
          <table:table-cell office:value-type="float" office:value="57.0093631989" calcext:value-type="float">
            <text:p>57.0093631989</text:p>
          </table:table-cell>
          <table:table-cell office:value-type="float" office:value="71.4305444376" calcext:value-type="float">
            <text:p>71.43054443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6.352139274" calcext:value-type="float">
            <text:p>66.352139274</text:p>
          </table:table-cell>
          <table:table-cell office:value-type="float" office:value="9.0586139279" calcext:value-type="float">
            <text:p>9.0586139279</text:p>
          </table:table-cell>
          <table:table-cell office:value-type="float" office:value="57.2935253461" calcext:value-type="float">
            <text:p>57.2935253461</text:p>
          </table:table-cell>
          <table:table-cell office:value-type="float" office:value="74.0761574951" calcext:value-type="float">
            <text:p>74.0761574951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66.3426610761" calcext:value-type="float">
            <text:p>66.3426610761</text:p>
          </table:table-cell>
          <table:table-cell office:value-type="float" office:value="9.59310361915" calcext:value-type="float">
            <text:p>9.5931036192</text:p>
          </table:table-cell>
          <table:table-cell office:value-type="float" office:value="56.7495574569" calcext:value-type="float">
            <text:p>56.7495574569</text:p>
          </table:table-cell>
          <table:table-cell office:value-type="float" office:value="76.8197576043" calcext:value-type="float">
            <text:p>76.8197576043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6.3831666023" calcext:value-type="float">
            <text:p>66.3831666023</text:p>
          </table:table-cell>
          <table:table-cell office:value-type="float" office:value="9.84478689015" calcext:value-type="float">
            <text:p>9.8447868902</text:p>
          </table:table-cell>
          <table:table-cell office:value-type="float" office:value="56.5383797122" calcext:value-type="float">
            <text:p>56.5383797122</text:p>
          </table:table-cell>
          <table:table-cell office:value-type="float" office:value="79.6649739664" calcext:value-type="float">
            <text:p>79.6649739664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66.2569925399" calcext:value-type="float">
            <text:p>66.2569925399</text:p>
          </table:table-cell>
          <table:table-cell office:value-type="float" office:value="10.5725523628" calcext:value-type="float">
            <text:p>10.5725523628</text:p>
          </table:table-cell>
          <table:table-cell office:value-type="float" office:value="55.6844401771" calcext:value-type="float">
            <text:p>55.6844401771</text:p>
          </table:table-cell>
          <table:table-cell office:value-type="float" office:value="82.6155701996" calcext:value-type="float">
            <text:p>82.6155701996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6.1866433467" calcext:value-type="float">
            <text:p>66.1866433467</text:p>
          </table:table-cell>
          <table:table-cell office:value-type="float" office:value="11.1757481884" calcext:value-type="float">
            <text:p>11.1757481884</text:p>
          </table:table-cell>
          <table:table-cell office:value-type="float" office:value="55.0108951582" calcext:value-type="float">
            <text:p>55.0108951582</text:p>
          </table:table-cell>
          <table:table-cell office:value-type="float" office:value="85.675449317" calcext:value-type="float">
            <text:p>85.675449317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66.1190590712" calcext:value-type="float">
            <text:p>66.1190590712</text:p>
          </table:table-cell>
          <table:table-cell office:value-type="float" office:value="11.4225446375" calcext:value-type="float">
            <text:p>11.4225446375</text:p>
          </table:table-cell>
          <table:table-cell office:value-type="float" office:value="54.6965144338" calcext:value-type="float">
            <text:p>54.6965144338</text:p>
          </table:table-cell>
          <table:table-cell office:value-type="float" office:value="88.8486588901" calcext:value-type="float">
            <text:p>88.848658890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6.0832803553" calcext:value-type="float">
            <text:p>66.0832803553</text:p>
          </table:table-cell>
          <table:table-cell office:value-type="float" office:value="11.4009503017" calcext:value-type="float">
            <text:p>11.4009503017</text:p>
          </table:table-cell>
          <table:table-cell office:value-type="float" office:value="54.6823300536" calcext:value-type="float">
            <text:p>54.6823300536</text:p>
          </table:table-cell>
          <table:table-cell office:value-type="float" office:value="92.1393964024" calcext:value-type="float">
            <text:p>92.1393964024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66.054814224" calcext:value-type="float">
            <text:p>66.054814224</text:p>
          </table:table-cell>
          <table:table-cell office:value-type="float" office:value="11.3610619937" calcext:value-type="float">
            <text:p>11.3610619937</text:p>
          </table:table-cell>
          <table:table-cell office:value-type="float" office:value="54.6937522303" calcext:value-type="float">
            <text:p>54.6937522303</text:p>
          </table:table-cell>
          <table:table-cell office:value-type="float" office:value="95.5520148018" calcext:value-type="float">
            <text:p>95.552014801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6.0303037605" calcext:value-type="float">
            <text:p>66.0303037605</text:p>
          </table:table-cell>
          <table:table-cell office:value-type="float" office:value="11.3516243991" calcext:value-type="float">
            <text:p>11.3516243991</text:p>
          </table:table-cell>
          <table:table-cell office:value-type="float" office:value="54.6786793614" calcext:value-type="float">
            <text:p>54.6786793614</text:p>
          </table:table-cell>
          <table:table-cell office:value-type="float" office:value="99.0910282592" calcext:value-type="float">
            <text:p>99.0910282592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66.0084363104" calcext:value-type="float">
            <text:p>66.0084363104</text:p>
          </table:table-cell>
          <table:table-cell office:value-type="float" office:value="11.3132529053" calcext:value-type="float">
            <text:p>11.3132529053</text:p>
          </table:table-cell>
          <table:table-cell office:value-type="float" office:value="54.6951834051" calcext:value-type="float">
            <text:p>54.6951834051</text:p>
          </table:table-cell>
          <table:table-cell office:value-type="float" office:value="102.761118139" calcext:value-type="float">
            <text:p>102.76111813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5.9875510543" calcext:value-type="float">
            <text:p>65.9875510543</text:p>
          </table:table-cell>
          <table:table-cell office:value-type="float" office:value="11.2579299061" calcext:value-type="float">
            <text:p>11.2579299061</text:p>
          </table:table-cell>
          <table:table-cell office:value-type="float" office:value="54.7296211482" calcext:value-type="float">
            <text:p>54.7296211482</text:p>
          </table:table-cell>
          <table:table-cell office:value-type="float" office:value="106.567139192" calcext:value-type="float">
            <text:p>106.567139192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65.9694112075" calcext:value-type="float">
            <text:p>65.9694112075</text:p>
          </table:table-cell>
          <table:table-cell office:value-type="float" office:value="11.2315180762" calcext:value-type="float">
            <text:p>11.2315180762</text:p>
          </table:table-cell>
          <table:table-cell office:value-type="float" office:value="54.7378931313" calcext:value-type="float">
            <text:p>54.7378931313</text:p>
          </table:table-cell>
          <table:table-cell office:value-type="float" office:value="110.514125977" calcext:value-type="float">
            <text:p>110.51412597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5.9525436204" calcext:value-type="float">
            <text:p>65.9525436204</text:p>
          </table:table-cell>
          <table:table-cell office:value-type="float" office:value="11.2291772642" calcext:value-type="float">
            <text:p>11.2291772642</text:p>
          </table:table-cell>
          <table:table-cell office:value-type="float" office:value="54.7233663563" calcext:value-type="float">
            <text:p>54.7233663563</text:p>
          </table:table-cell>
          <table:table-cell office:value-type="float" office:value="114.607299521" calcext:value-type="float">
            <text:p>114.607299521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65.9369598319" calcext:value-type="float">
            <text:p>65.9369598319</text:p>
          </table:table-cell>
          <table:table-cell office:value-type="float" office:value="11.227071663" calcext:value-type="float">
            <text:p>11.227071663</text:p>
          </table:table-cell>
          <table:table-cell office:value-type="float" office:value="54.7098881689" calcext:value-type="float">
            <text:p>54.7098881689</text:p>
          </table:table-cell>
          <table:table-cell office:value-type="float" office:value="118.852074224" calcext:value-type="float">
            <text:p>118.85207422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27.354030926" calcext:value-type="float">
            <text:p>127.354030926</text:p>
          </table:table-cell>
          <table:table-cell office:value-type="float" office:value="23.8525258741" calcext:value-type="float">
            <text:p>23.8525258741</text:p>
          </table:table-cell>
          <table:table-cell office:value-type="float" office:value="103.501505052" calcext:value-type="float">
            <text:p>103.501505052</text:p>
          </table:table-cell>
          <table:table-cell office:value-type="float" office:value="123.254065025" calcext:value-type="float">
            <text:p>123.254065025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127.341971565" calcext:value-type="float">
            <text:p>127.341971565</text:p>
          </table:table-cell>
          <table:table-cell office:value-type="float" office:value="23.8474785076" calcext:value-type="float">
            <text:p>23.8474785076</text:p>
          </table:table-cell>
          <table:table-cell office:value-type="float" office:value="103.494493058" calcext:value-type="float">
            <text:p>103.494493058</text:p>
          </table:table-cell>
          <table:table-cell office:value-type="float" office:value="127.819094822" calcext:value-type="float">
            <text:p>127.81909482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127.330373731" calcext:value-type="float">
            <text:p>127.330373731</text:p>
          </table:table-cell>
          <table:table-cell office:value-type="float" office:value="23.8509606388" calcext:value-type="float">
            <text:p>23.8509606388</text:p>
          </table:table-cell>
          <table:table-cell office:value-type="float" office:value="103.479413092" calcext:value-type="float">
            <text:p>103.479413092</text:p>
          </table:table-cell>
          <table:table-cell office:value-type="float" office:value="132.553202184" calcext:value-type="float">
            <text:p>132.553202184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127.31912432" calcext:value-type="float">
            <text:p>127.31912432</text:p>
          </table:table-cell>
          <table:table-cell office:value-type="float" office:value="23.846339461" calcext:value-type="float">
            <text:p>23.846339461</text:p>
          </table:table-cell>
          <table:table-cell office:value-type="float" office:value="103.472784859" calcext:value-type="float">
            <text:p>103.472784859</text:p>
          </table:table-cell>
          <table:table-cell office:value-type="float" office:value="137.46264933" calcext:value-type="float">
            <text:p>137.46264933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27.30782263" calcext:value-type="float">
            <text:p>127.30782263</text:p>
          </table:table-cell>
          <table:table-cell office:value-type="float" office:value="23.848977051" calcext:value-type="float">
            <text:p>23.848977051</text:p>
          </table:table-cell>
          <table:table-cell office:value-type="float" office:value="103.458845579" calcext:value-type="float">
            <text:p>103.458845579</text:p>
          </table:table-cell>
          <table:table-cell office:value-type="float" office:value="142.553930418" calcext:value-type="float">
            <text:p>142.553930418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127.29685326" calcext:value-type="float">
            <text:p>127.29685326</text:p>
          </table:table-cell>
          <table:table-cell office:value-type="float" office:value="23.8608763744" calcext:value-type="float">
            <text:p>23.8608763744</text:p>
          </table:table-cell>
          <table:table-cell office:value-type="float" office:value="103.435976886" calcext:value-type="float">
            <text:p>103.435976886</text:p>
          </table:table-cell>
          <table:table-cell office:value-type="float" office:value="147.833780133" calcext:value-type="float">
            <text:p>147.833780133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127.282625652" calcext:value-type="float">
            <text:p>127.282625652</text:p>
          </table:table-cell>
          <table:table-cell office:value-type="float" office:value="23.8263932223" calcext:value-type="float">
            <text:p>23.8263932223</text:p>
          </table:table-cell>
          <table:table-cell office:value-type="float" office:value="103.45623243" calcext:value-type="float">
            <text:p>103.45623243</text:p>
          </table:table-cell>
          <table:table-cell office:value-type="float" office:value="153.309182597" calcext:value-type="float">
            <text:p>153.309182597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127.269636729" calcext:value-type="float">
            <text:p>127.269636729</text:p>
          </table:table-cell>
          <table:table-cell office:value-type="float" office:value="23.8000924203" calcext:value-type="float">
            <text:p>23.8000924203</text:p>
          </table:table-cell>
          <table:table-cell office:value-type="float" office:value="103.469544309" calcext:value-type="float">
            <text:p>103.469544309</text:p>
          </table:table-cell>
          <table:table-cell office:value-type="float" office:value="158.987380608" calcext:value-type="float">
            <text:p>158.98738060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27.257997281" calcext:value-type="float">
            <text:p>127.257997281</text:p>
          </table:table-cell>
          <table:table-cell office:value-type="float" office:value="23.7980410475" calcext:value-type="float">
            <text:p>23.7980410475</text:p>
          </table:table-cell>
          <table:table-cell office:value-type="float" office:value="103.459956233" calcext:value-type="float">
            <text:p>103.459956233</text:p>
          </table:table-cell>
          <table:table-cell office:value-type="float" office:value="164.875885216" calcext:value-type="float">
            <text:p>164.875885216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127.244470209" calcext:value-type="float">
            <text:p>127.244470209</text:p>
          </table:table-cell>
          <table:table-cell office:value-type="float" office:value="23.7975506103" calcext:value-type="float">
            <text:p>23.7975506103</text:p>
          </table:table-cell>
          <table:table-cell office:value-type="float" office:value="103.446919599" calcext:value-type="float">
            <text:p>103.446919599</text:p>
          </table:table-cell>
          <table:table-cell office:value-type="float" office:value="170.982485666" calcext:value-type="float">
            <text:p>170.982485666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127.232528881" calcext:value-type="float">
            <text:p>127.232528881</text:p>
          </table:table-cell>
          <table:table-cell office:value-type="float" office:value="23.7896254429" calcext:value-type="float">
            <text:p>23.7896254429</text:p>
          </table:table-cell>
          <table:table-cell office:value-type="float" office:value="103.442903439" calcext:value-type="float">
            <text:p>103.442903439</text:p>
          </table:table-cell>
          <table:table-cell office:value-type="float" office:value="177.315259695" calcext:value-type="float">
            <text:p>177.315259695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127.221061866" calcext:value-type="float">
            <text:p>127.221061866</text:p>
          </table:table-cell>
          <table:table-cell office:value-type="float" office:value="23.7711653738" calcext:value-type="float">
            <text:p>23.7711653738</text:p>
          </table:table-cell>
          <table:table-cell office:value-type="float" office:value="103.449896492" calcext:value-type="float">
            <text:p>103.449896492</text:p>
          </table:table-cell>
          <table:table-cell office:value-type="float" office:value="183.88258422" calcext:value-type="float">
            <text:p>183.88258422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27.210106914" calcext:value-type="float">
            <text:p>127.210106914</text:p>
          </table:table-cell>
          <table:table-cell office:value-type="float" office:value="23.7409673405" calcext:value-type="float">
            <text:p>23.7409673405</text:p>
          </table:table-cell>
          <table:table-cell office:value-type="float" office:value="103.469139573" calcext:value-type="float">
            <text:p>103.469139573</text:p>
          </table:table-cell>
          <table:table-cell office:value-type="float" office:value="190.69314642" calcext:value-type="float">
            <text:p>190.69314642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127.199170327" calcext:value-type="float">
            <text:p>127.199170327</text:p>
          </table:table-cell>
          <table:table-cell office:value-type="float" office:value="23.7225982816" calcext:value-type="float">
            <text:p>23.7225982816</text:p>
          </table:table-cell>
          <table:table-cell office:value-type="float" office:value="103.476572046" calcext:value-type="float">
            <text:p>103.476572046</text:p>
          </table:table-cell>
          <table:table-cell office:value-type="float" office:value="197.755955225" calcext:value-type="float">
            <text:p>197.755955225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127.188003856" calcext:value-type="float">
            <text:p>127.188003856</text:p>
          </table:table-cell>
          <table:table-cell office:value-type="float" office:value="23.7067999109" calcext:value-type="float">
            <text:p>23.7067999109</text:p>
          </table:table-cell>
          <table:table-cell office:value-type="float" office:value="103.481203945" calcext:value-type="float">
            <text:p>103.481203945</text:p>
          </table:table-cell>
          <table:table-cell office:value-type="float" office:value="205.080353232" calcext:value-type="float">
            <text:p>205.080353232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127.161637534" calcext:value-type="float">
            <text:p>127.161637534</text:p>
          </table:table-cell>
          <table:table-cell office:value-type="float" office:value="23.5439160479" calcext:value-type="float">
            <text:p>23.5439160479</text:p>
          </table:table-cell>
          <table:table-cell office:value-type="float" office:value="103.617721486" calcext:value-type="float">
            <text:p>103.617721486</text:p>
          </table:table-cell>
          <table:table-cell office:value-type="float" office:value="212.676029068" calcext:value-type="float">
            <text:p>212.6760290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92.4871267525" calcext:value-type="float">
            <text:p>92.4871267525</text:p>
          </table:table-cell>
          <table:table-cell office:value-type="float" office:value="30.2707746548" calcext:value-type="float">
            <text:p>30.2707746548</text:p>
          </table:table-cell>
          <table:table-cell office:value-type="float" office:value="62.2163520977" calcext:value-type="float">
            <text:p>62.2163520977</text:p>
          </table:table-cell>
          <table:table-cell office:value-type="float" office:value="220.553030202" calcext:value-type="float">
            <text:p>220.553030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0:57:07.874623813</dc:date>
    <meta:editing-duration>PT6M1S</meta:editing-duration>
    <meta:editing-cycles>1</meta:editing-cycles>
    <meta:document-statistic meta:table-count="1" meta:cell-count="50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0.8 n=0.5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101" chart:data-source-has-labels="both" svg:x="1.331cm" svg:y="2.138cm" svg:width="10.121cm" svg:height="5.701cm">
          <chartooo:coordinate-region svg:x="2.138cm" svg:y="2.337cm" svg:width="9.314cm" svg:height="5.201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10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101" loext:label-string="energy" chart:class="chart:line">
            <chart:data-point chart:repeated="101"/>
          </chart:series>
          <chart:series chart:style-name="ch11" chart:values-cell-range-address="EnergyVals.C1:EnergyVals.C101" loext:label-string="left_energy" chart:class="chart:line">
            <chart:data-point chart:repeated="101"/>
          </chart:series>
          <chart:series chart:style-name="ch12" chart:values-cell-range-address="EnergyVals.D1:EnergyVals.D101" loext:label-string="right_energy" chart:class="chart:line">
            <chart:data-point chart:repeated="101"/>
          </chart:series>
          <chart:series chart:style-name="ch13" chart:values-cell-range-address="EnergyVals.E1:EnergyVals.E101" loext:label-string="approx_limit_curve" chart:class="chart:line">
            <chart:data-point chart:repeated="1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10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10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10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101</svg:desc>
                </draw:g>
              </table:table-cell>
              <table:table-cell office:value-type="float" office:value="5.80850570604">
                <text:p>5.80850570604</text:p>
                <draw:g>
                  <svg:desc>EnergyVals.E1:EnergyVals.E101</svg:desc>
                </draw:g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11.7028555412">
                <text:p>11.7028555412</text:p>
              </table:table-cell>
              <table:table-cell office:value-type="float" office:value="-3.70936275431E-017">
                <text:p>-3.70936275431E-017</text:p>
              </table:table-cell>
              <table:table-cell office:value-type="float" office:value="11.7028555412">
                <text:p>11.7028555412</text:p>
              </table:table-cell>
              <table:table-cell office:value-type="float" office:value="6.02363858317">
                <text:p>6.0236385831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8555578">
                <text:p>11.7028555578</text:p>
              </table:table-cell>
              <table:table-cell office:value-type="float" office:value="-4.10844088281E-017">
                <text:p>-4.10844088281E-017</text:p>
              </table:table-cell>
              <table:table-cell office:value-type="float" office:value="11.7028555578">
                <text:p>11.7028555578</text:p>
              </table:table-cell>
              <table:table-cell office:value-type="float" office:value="6.2467394571">
                <text:p>6.2467394571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11.7028555702">
                <text:p>11.7028555702</text:p>
              </table:table-cell>
              <table:table-cell office:value-type="float" office:value="-3.47290582794E-017">
                <text:p>-3.47290582794E-017</text:p>
              </table:table-cell>
              <table:table-cell office:value-type="float" office:value="11.7028555702">
                <text:p>11.7028555702</text:p>
              </table:table-cell>
              <table:table-cell office:value-type="float" office:value="6.47810344298">
                <text:p>6.4781034429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-3.97928022687E-017">
                <text:p>-3.97928022687E-017</text:p>
              </table:table-cell>
              <table:table-cell office:value-type="float" office:value="11.702855581">
                <text:p>11.702855581</text:p>
              </table:table-cell>
              <table:table-cell office:value-type="float" office:value="6.71803658631">
                <text:p>6.71803658631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11.7028555898">
                <text:p>11.7028555898</text:p>
              </table:table-cell>
              <table:table-cell office:value-type="float" office:value="-3.10928623001E-017">
                <text:p>-3.10928623001E-017</text:p>
              </table:table-cell>
              <table:table-cell office:value-type="float" office:value="11.7028555898">
                <text:p>11.7028555898</text:p>
              </table:table-cell>
              <table:table-cell office:value-type="float" office:value="6.96685626777">
                <text:p>6.96685626777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8555983">
                <text:p>11.7028555983</text:p>
              </table:table-cell>
              <table:table-cell office:value-type="float" office:value="-1.6923685837E-017">
                <text:p>-1.6923685837E-017</text:p>
              </table:table-cell>
              <table:table-cell office:value-type="float" office:value="11.7028555983">
                <text:p>11.7028555983</text:p>
              </table:table-cell>
              <table:table-cell office:value-type="float" office:value="7.22489162305">
                <text:p>7.22489162305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11.7028556059">
                <text:p>11.7028556059</text:p>
              </table:table-cell>
              <table:table-cell office:value-type="float" office:value="-2.32797132215E-017">
                <text:p>-2.32797132215E-017</text:p>
              </table:table-cell>
              <table:table-cell office:value-type="float" office:value="11.7028556059">
                <text:p>11.7028556059</text:p>
              </table:table-cell>
              <table:table-cell office:value-type="float" office:value="7.49248397821">
                <text:p>7.4924839782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-3.31009065057E-017">
                <text:p>-3.31009065057E-017</text:p>
              </table:table-cell>
              <table:table-cell office:value-type="float" office:value="11.7028556128">
                <text:p>11.7028556128</text:p>
              </table:table-cell>
              <table:table-cell office:value-type="float" office:value="7.76998730122">
                <text:p>7.76998730122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11.702855619">
                <text:p>11.702855619</text:p>
              </table:table-cell>
              <table:table-cell office:value-type="float" office:value="-4.21883989959E-017">
                <text:p>-4.21883989959E-017</text:p>
              </table:table-cell>
              <table:table-cell office:value-type="float" office:value="11.702855619">
                <text:p>11.702855619</text:p>
              </table:table-cell>
              <table:table-cell office:value-type="float" office:value="8.05776867014">
                <text:p>8.057768670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8556251">
                <text:p>11.7028556251</text:p>
              </table:table-cell>
              <table:table-cell office:value-type="float" office:value="-2.21925878311E-017">
                <text:p>-2.21925878311E-017</text:p>
              </table:table-cell>
              <table:table-cell office:value-type="float" office:value="11.7028556251">
                <text:p>11.7028556251</text:p>
              </table:table-cell>
              <table:table-cell office:value-type="float" office:value="8.3562087587">
                <text:p>8.3562087587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11.7028556307">
                <text:p>11.7028556307</text:p>
              </table:table-cell>
              <table:table-cell office:value-type="float" office:value="-3.3408231185E-017">
                <text:p>-3.3408231185E-017</text:p>
              </table:table-cell>
              <table:table-cell office:value-type="float" office:value="11.7028556307">
                <text:p>11.7028556307</text:p>
              </table:table-cell>
              <table:table-cell office:value-type="float" office:value="8.66570233988">
                <text:p>8.66570233988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-2.85711854593E-017">
                <text:p>-2.85711854593E-017</text:p>
              </table:table-cell>
              <table:table-cell office:value-type="float" office:value="11.702855636">
                <text:p>11.702855636</text:p>
              </table:table-cell>
              <table:table-cell office:value-type="float" office:value="8.98665880806">
                <text:p>8.98665880806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11.7028556408">
                <text:p>11.7028556408</text:p>
              </table:table-cell>
              <table:table-cell office:value-type="float" office:value="-1.88631933152E-017">
                <text:p>-1.88631933152E-017</text:p>
              </table:table-cell>
              <table:table-cell office:value-type="float" office:value="11.7028556408">
                <text:p>11.7028556408</text:p>
              </table:table-cell>
              <table:table-cell office:value-type="float" office:value="9.3195027206">
                <text:p>9.319502720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6454">
                <text:p>11.7028556454</text:p>
              </table:table-cell>
              <table:table-cell office:value-type="float" office:value="-2.02660599444E-017">
                <text:p>-2.02660599444E-017</text:p>
              </table:table-cell>
              <table:table-cell office:value-type="float" office:value="11.7028556454">
                <text:p>11.7028556454</text:p>
              </table:table-cell>
              <table:table-cell office:value-type="float" office:value="9.66467435944">
                <text:p>9.66467435944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11.70285565">
                <text:p>11.70285565</text:p>
              </table:table-cell>
              <table:table-cell office:value-type="float" office:value="-2.09143999447E-017">
                <text:p>-2.09143999447E-017</text:p>
              </table:table-cell>
              <table:table-cell office:value-type="float" office:value="11.70285565">
                <text:p>11.70285565</text:p>
              </table:table-cell>
              <table:table-cell office:value-type="float" office:value="10.0226303135">
                <text:p>10.022630313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8556543">
                <text:p>11.7028556543</text:p>
              </table:table-cell>
              <table:table-cell office:value-type="float" office:value="-2.13268640475E-017">
                <text:p>-2.13268640475E-017</text:p>
              </table:table-cell>
              <table:table-cell office:value-type="float" office:value="11.7028556543">
                <text:p>11.7028556543</text:p>
              </table:table-cell>
              <table:table-cell office:value-type="float" office:value="10.3938440826">
                <text:p>10.3938440826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22.6816609208">
                <text:p>22.6816609208</text:p>
              </table:table-cell>
              <table:table-cell office:value-type="float" office:value="0.613430217547">
                <text:p>0.613430217547</text:p>
              </table:table-cell>
              <table:table-cell office:value-type="float" office:value="22.0682307033">
                <text:p>22.0682307033</text:p>
              </table:table-cell>
              <table:table-cell office:value-type="float" office:value="10.7788067038">
                <text:p>10.778806703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2.6855564956">
                <text:p>22.6855564956</text:p>
              </table:table-cell>
              <table:table-cell office:value-type="float" office:value="0.63242524241">
                <text:p>0.63242524241</text:p>
              </table:table-cell>
              <table:table-cell office:value-type="float" office:value="22.0531312532">
                <text:p>22.0531312532</text:p>
              </table:table-cell>
              <table:table-cell office:value-type="float" office:value="11.1780274011">
                <text:p>11.1780274011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22.6892689615">
                <text:p>22.6892689615</text:p>
              </table:table-cell>
              <table:table-cell office:value-type="float" office:value="0.687025906481">
                <text:p>0.687025906481</text:p>
              </table:table-cell>
              <table:table-cell office:value-type="float" office:value="22.002243055">
                <text:p>22.002243055</text:p>
              </table:table-cell>
              <table:table-cell office:value-type="float" office:value="11.5920342588">
                <text:p>11.592034258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2.6903680943">
                <text:p>22.6903680943</text:p>
              </table:table-cell>
              <table:table-cell office:value-type="float" office:value="0.762938228164">
                <text:p>0.762938228164</text:p>
              </table:table-cell>
              <table:table-cell office:value-type="float" office:value="21.9274298661">
                <text:p>21.9274298661</text:p>
              </table:table-cell>
              <table:table-cell office:value-type="float" office:value="12.0213749203">
                <text:p>12.0213749203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22.6887968703">
                <text:p>22.6887968703</text:p>
              </table:table-cell>
              <table:table-cell office:value-type="float" office:value="0.836161511967">
                <text:p>0.836161511967</text:p>
              </table:table-cell>
              <table:table-cell office:value-type="float" office:value="21.8526353583">
                <text:p>21.8526353583</text:p>
              </table:table-cell>
              <table:table-cell office:value-type="float" office:value="12.4666173122">
                <text:p>12.466617312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22.6857560906">
                <text:p>22.6857560906</text:p>
              </table:table-cell>
              <table:table-cell office:value-type="float" office:value="0.888387291981">
                <text:p>0.888387291981</text:p>
              </table:table-cell>
              <table:table-cell office:value-type="float" office:value="21.7973687987">
                <text:p>21.7973687987</text:p>
              </table:table-cell>
              <table:table-cell office:value-type="float" office:value="12.9283503958">
                <text:p>12.9283503958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22.6828238134">
                <text:p>22.6828238134</text:p>
              </table:table-cell>
              <table:table-cell office:value-type="float" office:value="0.913823723163">
                <text:p>0.913823723163</text:p>
              </table:table-cell>
              <table:table-cell office:value-type="float" office:value="21.7690000902">
                <text:p>21.7690000902</text:p>
              </table:table-cell>
              <table:table-cell office:value-type="float" office:value="13.407184946">
                <text:p>13.40718494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22.6813101814">
                <text:p>22.6813101814</text:p>
              </table:table-cell>
              <table:table-cell office:value-type="float" office:value="0.919468150558">
                <text:p>0.919468150558</text:p>
              </table:table-cell>
              <table:table-cell office:value-type="float" office:value="21.7618420308">
                <text:p>21.7618420308</text:p>
              </table:table-cell>
              <table:table-cell office:value-type="float" office:value="13.9037543595">
                <text:p>13.903754359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22.6818470517">
                <text:p>22.6818470517</text:p>
              </table:table-cell>
              <table:table-cell office:value-type="float" office:value="0.920850167978">
                <text:p>0.920850167978</text:p>
              </table:table-cell>
              <table:table-cell office:value-type="float" office:value="21.7609968837">
                <text:p>21.7609968837</text:p>
              </table:table-cell>
              <table:table-cell office:value-type="float" office:value="14.4187154923">
                <text:p>14.4187154923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22.6842118467">
                <text:p>22.6842118467</text:p>
              </table:table-cell>
              <table:table-cell office:value-type="float" office:value="0.93526193071">
                <text:p>0.93526193071</text:p>
              </table:table-cell>
              <table:table-cell office:value-type="float" office:value="21.748949916">
                <text:p>21.748949916</text:p>
              </table:table-cell>
              <table:table-cell office:value-type="float" office:value="14.9527495289">
                <text:p>14.9527495289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22.687371775">
                <text:p>22.687371775</text:p>
              </table:table-cell>
              <table:table-cell office:value-type="float" office:value="0.974071151891">
                <text:p>0.974071151891</text:p>
              </table:table-cell>
              <table:table-cell office:value-type="float" office:value="21.7133006231">
                <text:p>21.7133006231</text:p>
              </table:table-cell>
              <table:table-cell office:value-type="float" office:value="15.5065628829">
                <text:p>15.5065628829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22.6897976629">
                <text:p>22.6897976629</text:p>
              </table:table-cell>
              <table:table-cell office:value-type="float" office:value="1.03749024288">
                <text:p>1.03749024288</text:p>
              </table:table-cell>
              <table:table-cell office:value-type="float" office:value="21.65230742">
                <text:p>21.65230742</text:p>
              </table:table-cell>
              <table:table-cell office:value-type="float" office:value="16.0808881322">
                <text:p>16.0808881322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22.6894537665">
                <text:p>22.6894537665</text:p>
              </table:table-cell>
              <table:table-cell office:value-type="float" office:value="1.12771938334">
                <text:p>1.12771938334</text:p>
              </table:table-cell>
              <table:table-cell office:value-type="float" office:value="21.5617343831">
                <text:p>21.5617343831</text:p>
              </table:table-cell>
              <table:table-cell office:value-type="float" office:value="16.6764849872">
                <text:p>16.67648498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2.686211849">
                <text:p>22.686211849</text:p>
              </table:table-cell>
              <table:table-cell office:value-type="float" office:value="1.24270328824">
                <text:p>1.24270328824</text:p>
              </table:table-cell>
              <table:table-cell office:value-type="float" office:value="21.4435085607">
                <text:p>21.4435085607</text:p>
              </table:table-cell>
              <table:table-cell office:value-type="float" office:value="17.2941412963">
                <text:p>17.2941412963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22.6816667353">
                <text:p>22.6816667353</text:p>
              </table:table-cell>
              <table:table-cell office:value-type="float" office:value="1.35010808537">
                <text:p>1.35010808537</text:p>
              </table:table-cell>
              <table:table-cell office:value-type="float" office:value="21.3315586499">
                <text:p>21.3315586499</text:p>
              </table:table-cell>
              <table:table-cell office:value-type="float" office:value="17.9346740879">
                <text:p>17.9346740879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22.6798533167">
                <text:p>22.6798533167</text:p>
              </table:table-cell>
              <table:table-cell office:value-type="float" office:value="1.42716397874">
                <text:p>1.42716397874</text:p>
              </table:table-cell>
              <table:table-cell office:value-type="float" office:value="21.2526893379">
                <text:p>21.2526893379</text:p>
              </table:table-cell>
              <table:table-cell office:value-type="float" office:value="18.598930651">
                <text:p>18.598930651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22.6803807605">
                <text:p>22.6803807605</text:p>
              </table:table-cell>
              <table:table-cell office:value-type="float" office:value="1.48067593011">
                <text:p>1.48067593011</text:p>
              </table:table-cell>
              <table:table-cell office:value-type="float" office:value="21.1997048304">
                <text:p>21.1997048304</text:p>
              </table:table-cell>
              <table:table-cell office:value-type="float" office:value="19.2877896563">
                <text:p>19.2877896563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29.2236899197">
                <text:p>29.2236899197</text:p>
              </table:table-cell>
              <table:table-cell office:value-type="float" office:value="2.25592279467">
                <text:p>2.25592279467</text:p>
              </table:table-cell>
              <table:table-cell office:value-type="float" office:value="26.967767125">
                <text:p>26.967767125</text:p>
              </table:table-cell>
              <table:table-cell office:value-type="float" office:value="20.0021623181">
                <text:p>20.002162318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29.2219331757">
                <text:p>29.2219331757</text:p>
              </table:table-cell>
              <table:table-cell office:value-type="float" office:value="2.2605655091">
                <text:p>2.2605655091</text:p>
              </table:table-cell>
              <table:table-cell office:value-type="float" office:value="26.9613676667">
                <text:p>26.9613676667</text:p>
              </table:table-cell>
              <table:table-cell office:value-type="float" office:value="20.7429936">
                <text:p>20.742993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29.2387743538">
                <text:p>29.2387743538</text:p>
              </table:table-cell>
              <table:table-cell office:value-type="float" office:value="2.27139930764">
                <text:p>2.27139930764</text:p>
              </table:table-cell>
              <table:table-cell office:value-type="float" office:value="26.9673750462">
                <text:p>26.9673750462</text:p>
              </table:table-cell>
              <table:table-cell office:value-type="float" office:value="21.5112634649">
                <text:p>21.5112634649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29.2469049073">
                <text:p>29.2469049073</text:p>
              </table:table-cell>
              <table:table-cell office:value-type="float" office:value="2.36237947919">
                <text:p>2.36237947919</text:p>
              </table:table-cell>
              <table:table-cell office:value-type="float" office:value="26.8845254281">
                <text:p>26.8845254281</text:p>
              </table:table-cell>
              <table:table-cell office:value-type="float" office:value="22.3079881707">
                <text:p>22.3079881707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29.2254484327">
                <text:p>29.2254484327</text:p>
              </table:table-cell>
              <table:table-cell office:value-type="float" office:value="2.41417813548">
                <text:p>2.41417813548</text:p>
              </table:table-cell>
              <table:table-cell office:value-type="float" office:value="26.8112702972">
                <text:p>26.8112702972</text:p>
              </table:table-cell>
              <table:table-cell office:value-type="float" office:value="23.1342216155">
                <text:p>23.1342216155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29.2137826222">
                <text:p>29.2137826222</text:p>
              </table:table-cell>
              <table:table-cell office:value-type="float" office:value="2.39023530712">
                <text:p>2.39023530712</text:p>
              </table:table-cell>
              <table:table-cell office:value-type="float" office:value="26.8235473151">
                <text:p>26.8235473151</text:p>
              </table:table-cell>
              <table:table-cell office:value-type="float" office:value="23.9910567308">
                <text:p>23.99105673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29.211620932">
                <text:p>29.211620932</text:p>
              </table:table-cell>
              <table:table-cell office:value-type="float" office:value="2.38056275298">
                <text:p>2.38056275298</text:p>
              </table:table-cell>
              <table:table-cell office:value-type="float" office:value="26.831058179">
                <text:p>26.831058179</text:p>
              </table:table-cell>
              <table:table-cell office:value-type="float" office:value="24.8796269279">
                <text:p>24.8796269279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29.2099950362">
                <text:p>29.2099950362</text:p>
              </table:table-cell>
              <table:table-cell office:value-type="float" office:value="2.37978626367">
                <text:p>2.37978626367</text:p>
              </table:table-cell>
              <table:table-cell office:value-type="float" office:value="26.8302087726">
                <text:p>26.8302087726</text:p>
              </table:table-cell>
              <table:table-cell office:value-type="float" office:value="25.8011075968">
                <text:p>25.801107596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29.2087843093">
                <text:p>29.2087843093</text:p>
              </table:table-cell>
              <table:table-cell office:value-type="float" office:value="2.37732446999">
                <text:p>2.37732446999</text:p>
              </table:table-cell>
              <table:table-cell office:value-type="float" office:value="26.8314598393">
                <text:p>26.8314598393</text:p>
              </table:table-cell>
              <table:table-cell office:value-type="float" office:value="26.756717661">
                <text:p>26.756717661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29.2077655106">
                <text:p>29.2077655106</text:p>
              </table:table-cell>
              <table:table-cell office:value-type="float" office:value="2.3674906394">
                <text:p>2.3674906394</text:p>
              </table:table-cell>
              <table:table-cell office:value-type="float" office:value="26.8402748712">
                <text:p>26.8402748712</text:p>
              </table:table-cell>
              <table:table-cell office:value-type="float" office:value="27.74772119">
                <text:p>27.74772119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29.2069635695">
                <text:p>29.2069635695</text:p>
              </table:table-cell>
              <table:table-cell office:value-type="float" office:value="2.35808637504">
                <text:p>2.35808637504</text:p>
              </table:table-cell>
              <table:table-cell office:value-type="float" office:value="26.8488771944">
                <text:p>26.8488771944</text:p>
              </table:table-cell>
              <table:table-cell office:value-type="float" office:value="28.7754290715">
                <text:p>28.7754290715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29.2061879963">
                <text:p>29.2061879963</text:p>
              </table:table-cell>
              <table:table-cell office:value-type="float" office:value="2.35540319607">
                <text:p>2.35540319607</text:p>
              </table:table-cell>
              <table:table-cell office:value-type="float" office:value="26.8507848002">
                <text:p>26.8507848002</text:p>
              </table:table-cell>
              <table:table-cell office:value-type="float" office:value="29.841200745">
                <text:p>29.841200745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29.2053966627">
                <text:p>29.2053966627</text:p>
              </table:table-cell>
              <table:table-cell office:value-type="float" office:value="2.35479986365">
                <text:p>2.35479986365</text:p>
              </table:table-cell>
              <table:table-cell office:value-type="float" office:value="26.8505967991">
                <text:p>26.8505967991</text:p>
              </table:table-cell>
              <table:table-cell office:value-type="float" office:value="30.9464460006">
                <text:p>30.9464460006</text:p>
              </table:table-cell>
            </table:table-row>
            <table:table-row>
              <table:table-cell office:value-type="float" office:value="0.705">
                <text:p>0.705</text:p>
              </table:table-cell>
              <table:table-cell office:value-type="float" office:value="29.2047320949">
                <text:p>29.2047320949</text:p>
              </table:table-cell>
              <table:table-cell office:value-type="float" office:value="2.35416027812">
                <text:p>2.35416027812</text:p>
              </table:table-cell>
              <table:table-cell office:value-type="float" office:value="26.8505718168">
                <text:p>26.8505718168</text:p>
              </table:table-cell>
              <table:table-cell office:value-type="float" office:value="32.0926268433">
                <text:p>32.092626843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29.2041512104">
                <text:p>29.2041512104</text:p>
              </table:table-cell>
              <table:table-cell office:value-type="float" office:value="2.3534036598">
                <text:p>2.3534036598</text:p>
              </table:table-cell>
              <table:table-cell office:value-type="float" office:value="26.8507475506">
                <text:p>26.8507475506</text:p>
              </table:table-cell>
              <table:table-cell office:value-type="float" office:value="33.2812594276">
                <text:p>33.2812594276</text:p>
              </table:table-cell>
            </table:table-row>
            <table:table-row>
              <table:table-cell office:value-type="float" office:value="0.735">
                <text:p>0.735</text:p>
              </table:table-cell>
              <table:table-cell office:value-type="float" office:value="29.2036152787">
                <text:p>29.2036152787</text:p>
              </table:table-cell>
              <table:table-cell office:value-type="float" office:value="2.35246386395">
                <text:p>2.35246386395</text:p>
              </table:table-cell>
              <table:table-cell office:value-type="float" office:value="26.8511514147">
                <text:p>26.8511514147</text:p>
              </table:table-cell>
              <table:table-cell office:value-type="float" office:value="34.5139160621">
                <text:p>34.5139160621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9.2030892331">
                <text:p>29.2030892331</text:p>
              </table:table-cell>
              <table:table-cell office:value-type="float" office:value="2.35114787831">
                <text:p>2.35114787831</text:p>
              </table:table-cell>
              <table:table-cell office:value-type="float" office:value="26.8519413548">
                <text:p>26.8519413548</text:p>
              </table:table-cell>
              <table:table-cell office:value-type="float" office:value="35.7922272904">
                <text:p>35.7922272904</text:p>
              </table:table-cell>
            </table:table-row>
            <table:table-row>
              <table:table-cell office:value-type="float" office:value="0.765">
                <text:p>0.765</text:p>
              </table:table-cell>
              <table:table-cell office:value-type="float" office:value="56.5169637299">
                <text:p>56.5169637299</text:p>
              </table:table-cell>
              <table:table-cell office:value-type="float" office:value="5.77799051556">
                <text:p>5.77799051556</text:p>
              </table:table-cell>
              <table:table-cell office:value-type="float" office:value="50.7389732144">
                <text:p>50.7389732144</text:p>
              </table:table-cell>
              <table:table-cell office:value-type="float" office:value="37.1178840472">
                <text:p>37.117884047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56.5167596961">
                <text:p>56.5167596961</text:p>
              </table:table-cell>
              <table:table-cell office:value-type="float" office:value="5.77524745736">
                <text:p>5.77524745736</text:p>
              </table:table-cell>
              <table:table-cell office:value-type="float" office:value="50.7415122387">
                <text:p>50.7415122387</text:p>
              </table:table-cell>
              <table:table-cell office:value-type="float" office:value="38.4926398954">
                <text:p>38.4926398954</text:p>
              </table:table-cell>
            </table:table-row>
            <table:table-row>
              <table:table-cell office:value-type="float" office:value="0.795">
                <text:p>0.795</text:p>
              </table:table-cell>
              <table:table-cell office:value-type="float" office:value="56.5165603092">
                <text:p>56.5165603092</text:p>
              </table:table-cell>
              <table:table-cell office:value-type="float" office:value="5.77317047007">
                <text:p>5.77317047007</text:p>
              </table:table-cell>
              <table:table-cell office:value-type="float" office:value="50.7433898392">
                <text:p>50.7433898392</text:p>
              </table:table-cell>
              <table:table-cell office:value-type="float" office:value="39.9183133454">
                <text:p>39.918313345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56.5164221642">
                <text:p>56.5164221642</text:p>
              </table:table-cell>
              <table:table-cell office:value-type="float" office:value="5.77280960423">
                <text:p>5.77280960423</text:p>
              </table:table-cell>
              <table:table-cell office:value-type="float" office:value="50.7436125599">
                <text:p>50.7436125599</text:p>
              </table:table-cell>
              <table:table-cell office:value-type="float" office:value="41.396790261">
                <text:p>41.396790261</text:p>
              </table:table-cell>
            </table:table-row>
            <table:table-row>
              <table:table-cell office:value-type="float" office:value="0.825">
                <text:p>0.825</text:p>
              </table:table-cell>
              <table:table-cell office:value-type="float" office:value="56.516102406">
                <text:p>56.516102406</text:p>
              </table:table-cell>
              <table:table-cell office:value-type="float" office:value="5.77302647877">
                <text:p>5.77302647877</text:p>
              </table:table-cell>
              <table:table-cell office:value-type="float" office:value="50.7430759273">
                <text:p>50.7430759273</text:p>
              </table:table-cell>
              <table:table-cell office:value-type="float" office:value="42.9300263537">
                <text:p>42.930026353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56.5159878554">
                <text:p>56.5159878554</text:p>
              </table:table-cell>
              <table:table-cell office:value-type="float" office:value="5.77344194694">
                <text:p>5.77344194694</text:p>
              </table:table-cell>
              <table:table-cell office:value-type="float" office:value="50.7425459085">
                <text:p>50.7425459085</text:p>
              </table:table-cell>
              <table:table-cell office:value-type="float" office:value="44.5200497698">
                <text:p>44.5200497698</text:p>
              </table:table-cell>
            </table:table-row>
            <table:table-row>
              <table:table-cell office:value-type="float" office:value="0.855">
                <text:p>0.855</text:p>
              </table:table-cell>
              <table:table-cell office:value-type="float" office:value="56.5150218567">
                <text:p>56.5150218567</text:p>
              </table:table-cell>
              <table:table-cell office:value-type="float" office:value="5.76408611188">
                <text:p>5.76408611188</text:p>
              </table:table-cell>
              <table:table-cell office:value-type="float" office:value="50.7509357448">
                <text:p>50.7509357448</text:p>
              </table:table-cell>
              <table:table-cell office:value-type="float" office:value="46.1689637732">
                <text:p>46.1689637732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56.5150406766">
                <text:p>56.5150406766</text:p>
              </table:table-cell>
              <table:table-cell office:value-type="float" office:value="5.74365504217">
                <text:p>5.74365504217</text:p>
              </table:table-cell>
              <table:table-cell office:value-type="float" office:value="50.7713856344">
                <text:p>50.7713856344</text:p>
              </table:table-cell>
              <table:table-cell office:value-type="float" office:value="47.8789495275">
                <text:p>47.8789495275</text:p>
              </table:table-cell>
            </table:table-row>
            <table:table-row>
              <table:table-cell office:value-type="float" office:value="0.885">
                <text:p>0.885</text:p>
              </table:table-cell>
              <table:table-cell office:value-type="float" office:value="56.5145884438">
                <text:p>56.5145884438</text:p>
              </table:table-cell>
              <table:table-cell office:value-type="float" office:value="5.73859483837">
                <text:p>5.73859483837</text:p>
              </table:table-cell>
              <table:table-cell office:value-type="float" office:value="50.7759936054">
                <text:p>50.7759936054</text:p>
              </table:table-cell>
              <table:table-cell office:value-type="float" office:value="49.6522689813">
                <text:p>49.6522689813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56.5148145481">
                <text:p>56.5148145481</text:p>
              </table:table-cell>
              <table:table-cell office:value-type="float" office:value="5.7346841162">
                <text:p>5.7346841162</text:p>
              </table:table-cell>
              <table:table-cell office:value-type="float" office:value="50.7801304319">
                <text:p>50.7801304319</text:p>
              </table:table-cell>
              <table:table-cell office:value-type="float" office:value="51.4912678603">
                <text:p>51.4912678603</text:p>
              </table:table-cell>
            </table:table-row>
            <table:table-row>
              <table:table-cell office:value-type="float" office:value="0.915">
                <text:p>0.915</text:p>
              </table:table-cell>
              <table:table-cell office:value-type="float" office:value="56.5182589653">
                <text:p>56.5182589653</text:p>
              </table:table-cell>
              <table:table-cell office:value-type="float" office:value="5.76475877944">
                <text:p>5.76475877944</text:p>
              </table:table-cell>
              <table:table-cell office:value-type="float" office:value="50.7535001858">
                <text:p>50.7535001858</text:p>
              </table:table-cell>
              <table:table-cell office:value-type="float" office:value="53.3983787703">
                <text:p>53.3983787703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56.5203797509">
                <text:p>56.5203797509</text:p>
              </table:table-cell>
              <table:table-cell office:value-type="float" office:value="5.92956746887">
                <text:p>5.92956746887</text:p>
              </table:table-cell>
              <table:table-cell office:value-type="float" office:value="50.590812282">
                <text:p>50.590812282</text:p>
              </table:table-cell>
              <table:table-cell office:value-type="float" office:value="55.3761244145">
                <text:p>55.3761244145</text:p>
              </table:table-cell>
            </table:table-row>
            <table:table-row>
              <table:table-cell office:value-type="float" office:value="0.945">
                <text:p>0.945</text:p>
              </table:table-cell>
              <table:table-cell office:value-type="float" office:value="56.5208404557">
                <text:p>56.5208404557</text:p>
              </table:table-cell>
              <table:table-cell office:value-type="float" office:value="6.15908162496">
                <text:p>6.15908162496</text:p>
              </table:table-cell>
              <table:table-cell office:value-type="float" office:value="50.3617588307">
                <text:p>50.3617588307</text:p>
              </table:table-cell>
              <table:table-cell office:value-type="float" office:value="57.4271209311">
                <text:p>57.4271209311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56.5191041404">
                <text:p>56.5191041404</text:p>
              </table:table-cell>
              <table:table-cell office:value-type="float" office:value="6.37121996518">
                <text:p>6.37121996518</text:p>
              </table:table-cell>
              <table:table-cell office:value-type="float" office:value="50.1478841752">
                <text:p>50.1478841752</text:p>
              </table:table-cell>
              <table:table-cell office:value-type="float" office:value="59.5540813538">
                <text:p>59.5540813538</text:p>
              </table:table-cell>
            </table:table-row>
            <table:table-row>
              <table:table-cell office:value-type="float" office:value="0.975">
                <text:p>0.975</text:p>
              </table:table-cell>
              <table:table-cell office:value-type="float" office:value="56.516149651">
                <text:p>56.516149651</text:p>
              </table:table-cell>
              <table:table-cell office:value-type="float" office:value="6.51122296154">
                <text:p>6.51122296154</text:p>
              </table:table-cell>
              <table:table-cell office:value-type="float" office:value="50.0049266894">
                <text:p>50.0049266894</text:p>
              </table:table-cell>
              <table:table-cell office:value-type="float" office:value="61.7598192002">
                <text:p>61.7598192002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56.5156356683">
                <text:p>56.5156356683</text:p>
              </table:table-cell>
              <table:table-cell office:value-type="float" office:value="6.65977558413">
                <text:p>6.65977558413</text:p>
              </table:table-cell>
              <table:table-cell office:value-type="float" office:value="49.8558600842">
                <text:p>49.8558600842</text:p>
              </table:table-cell>
              <table:table-cell office:value-type="float" office:value="64.0472521939">
                <text:p>64.0472521939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66.4194061238">
                <text:p>66.4194061238</text:p>
              </table:table-cell>
              <table:table-cell office:value-type="float" office:value="10.1403653845">
                <text:p>10.1403653845</text:p>
              </table:table-cell>
              <table:table-cell office:value-type="float" office:value="56.2790407393">
                <text:p>56.2790407393</text:p>
              </table:table-cell>
              <table:table-cell office:value-type="float" office:value="66.4194061238">
                <text:p>66.419406123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66.3740594739">
                <text:p>66.3740594739</text:p>
              </table:table-cell>
              <table:table-cell office:value-type="float" office:value="9.81343785486">
                <text:p>9.81343785486</text:p>
              </table:table-cell>
              <table:table-cell office:value-type="float" office:value="56.560621619">
                <text:p>56.560621619</text:p>
              </table:table-cell>
              <table:table-cell office:value-type="float" office:value="68.8794188466">
                <text:p>68.8794188466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66.3533628875">
                <text:p>66.3533628875</text:p>
              </table:table-cell>
              <table:table-cell office:value-type="float" office:value="9.34399968853">
                <text:p>9.34399968853</text:p>
              </table:table-cell>
              <table:table-cell office:value-type="float" office:value="57.0093631989">
                <text:p>57.0093631989</text:p>
              </table:table-cell>
              <table:table-cell office:value-type="float" office:value="71.4305444376">
                <text:p>71.430544437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66.352139274">
                <text:p>66.352139274</text:p>
              </table:table-cell>
              <table:table-cell office:value-type="float" office:value="9.0586139279">
                <text:p>9.0586139279</text:p>
              </table:table-cell>
              <table:table-cell office:value-type="float" office:value="57.2935253461">
                <text:p>57.2935253461</text:p>
              </table:table-cell>
              <table:table-cell office:value-type="float" office:value="74.0761574951">
                <text:p>74.0761574951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66.3426610761">
                <text:p>66.3426610761</text:p>
              </table:table-cell>
              <table:table-cell office:value-type="float" office:value="9.59310361915">
                <text:p>9.59310361915</text:p>
              </table:table-cell>
              <table:table-cell office:value-type="float" office:value="56.7495574569">
                <text:p>56.7495574569</text:p>
              </table:table-cell>
              <table:table-cell office:value-type="float" office:value="76.8197576043">
                <text:p>76.8197576043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66.3831666023">
                <text:p>66.3831666023</text:p>
              </table:table-cell>
              <table:table-cell office:value-type="float" office:value="9.84478689015">
                <text:p>9.84478689015</text:p>
              </table:table-cell>
              <table:table-cell office:value-type="float" office:value="56.5383797122">
                <text:p>56.5383797122</text:p>
              </table:table-cell>
              <table:table-cell office:value-type="float" office:value="79.6649739664">
                <text:p>79.6649739664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66.2569925399">
                <text:p>66.2569925399</text:p>
              </table:table-cell>
              <table:table-cell office:value-type="float" office:value="10.5725523628">
                <text:p>10.5725523628</text:p>
              </table:table-cell>
              <table:table-cell office:value-type="float" office:value="55.6844401771">
                <text:p>55.6844401771</text:p>
              </table:table-cell>
              <table:table-cell office:value-type="float" office:value="82.6155701996">
                <text:p>82.6155701996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66.1866433467">
                <text:p>66.1866433467</text:p>
              </table:table-cell>
              <table:table-cell office:value-type="float" office:value="11.1757481884">
                <text:p>11.1757481884</text:p>
              </table:table-cell>
              <table:table-cell office:value-type="float" office:value="55.0108951582">
                <text:p>55.0108951582</text:p>
              </table:table-cell>
              <table:table-cell office:value-type="float" office:value="85.675449317">
                <text:p>85.675449317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66.1190590712">
                <text:p>66.1190590712</text:p>
              </table:table-cell>
              <table:table-cell office:value-type="float" office:value="11.4225446375">
                <text:p>11.4225446375</text:p>
              </table:table-cell>
              <table:table-cell office:value-type="float" office:value="54.6965144338">
                <text:p>54.6965144338</text:p>
              </table:table-cell>
              <table:table-cell office:value-type="float" office:value="88.8486588901">
                <text:p>88.8486588901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66.0832803553">
                <text:p>66.0832803553</text:p>
              </table:table-cell>
              <table:table-cell office:value-type="float" office:value="11.4009503017">
                <text:p>11.4009503017</text:p>
              </table:table-cell>
              <table:table-cell office:value-type="float" office:value="54.6823300536">
                <text:p>54.6823300536</text:p>
              </table:table-cell>
              <table:table-cell office:value-type="float" office:value="92.1393964024">
                <text:p>92.1393964024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66.054814224">
                <text:p>66.054814224</text:p>
              </table:table-cell>
              <table:table-cell office:value-type="float" office:value="11.3610619937">
                <text:p>11.3610619937</text:p>
              </table:table-cell>
              <table:table-cell office:value-type="float" office:value="54.6937522303">
                <text:p>54.6937522303</text:p>
              </table:table-cell>
              <table:table-cell office:value-type="float" office:value="95.5520148018">
                <text:p>95.552014801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66.0303037605">
                <text:p>66.0303037605</text:p>
              </table:table-cell>
              <table:table-cell office:value-type="float" office:value="11.3516243991">
                <text:p>11.3516243991</text:p>
              </table:table-cell>
              <table:table-cell office:value-type="float" office:value="54.6786793614">
                <text:p>54.6786793614</text:p>
              </table:table-cell>
              <table:table-cell office:value-type="float" office:value="99.0910282592">
                <text:p>99.0910282592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66.0084363104">
                <text:p>66.0084363104</text:p>
              </table:table-cell>
              <table:table-cell office:value-type="float" office:value="11.3132529053">
                <text:p>11.3132529053</text:p>
              </table:table-cell>
              <table:table-cell office:value-type="float" office:value="54.6951834051">
                <text:p>54.6951834051</text:p>
              </table:table-cell>
              <table:table-cell office:value-type="float" office:value="102.761118139">
                <text:p>102.76111813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65.9875510543">
                <text:p>65.9875510543</text:p>
              </table:table-cell>
              <table:table-cell office:value-type="float" office:value="11.2579299061">
                <text:p>11.2579299061</text:p>
              </table:table-cell>
              <table:table-cell office:value-type="float" office:value="54.7296211482">
                <text:p>54.7296211482</text:p>
              </table:table-cell>
              <table:table-cell office:value-type="float" office:value="106.567139192">
                <text:p>106.567139192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65.9694112075">
                <text:p>65.9694112075</text:p>
              </table:table-cell>
              <table:table-cell office:value-type="float" office:value="11.2315180762">
                <text:p>11.2315180762</text:p>
              </table:table-cell>
              <table:table-cell office:value-type="float" office:value="54.7378931313">
                <text:p>54.7378931313</text:p>
              </table:table-cell>
              <table:table-cell office:value-type="float" office:value="110.514125977">
                <text:p>110.514125977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65.9525436204">
                <text:p>65.9525436204</text:p>
              </table:table-cell>
              <table:table-cell office:value-type="float" office:value="11.2291772642">
                <text:p>11.2291772642</text:p>
              </table:table-cell>
              <table:table-cell office:value-type="float" office:value="54.7233663563">
                <text:p>54.7233663563</text:p>
              </table:table-cell>
              <table:table-cell office:value-type="float" office:value="114.607299521">
                <text:p>114.607299521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65.9369598319">
                <text:p>65.9369598319</text:p>
              </table:table-cell>
              <table:table-cell office:value-type="float" office:value="11.227071663">
                <text:p>11.227071663</text:p>
              </table:table-cell>
              <table:table-cell office:value-type="float" office:value="54.7098881689">
                <text:p>54.7098881689</text:p>
              </table:table-cell>
              <table:table-cell office:value-type="float" office:value="118.852074224">
                <text:p>118.85207422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27.354030926">
                <text:p>127.354030926</text:p>
              </table:table-cell>
              <table:table-cell office:value-type="float" office:value="23.8525258741">
                <text:p>23.8525258741</text:p>
              </table:table-cell>
              <table:table-cell office:value-type="float" office:value="103.501505052">
                <text:p>103.501505052</text:p>
              </table:table-cell>
              <table:table-cell office:value-type="float" office:value="123.254065025">
                <text:p>123.254065025</text:p>
              </table:table-cell>
            </table:table-row>
            <table:table-row>
              <table:table-cell office:value-type="float" office:value="1.275">
                <text:p>1.275</text:p>
              </table:table-cell>
              <table:table-cell office:value-type="float" office:value="127.341971565">
                <text:p>127.341971565</text:p>
              </table:table-cell>
              <table:table-cell office:value-type="float" office:value="23.8474785076">
                <text:p>23.8474785076</text:p>
              </table:table-cell>
              <table:table-cell office:value-type="float" office:value="103.494493058">
                <text:p>103.494493058</text:p>
              </table:table-cell>
              <table:table-cell office:value-type="float" office:value="127.819094822">
                <text:p>127.81909482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127.330373731">
                <text:p>127.330373731</text:p>
              </table:table-cell>
              <table:table-cell office:value-type="float" office:value="23.8509606388">
                <text:p>23.8509606388</text:p>
              </table:table-cell>
              <table:table-cell office:value-type="float" office:value="103.479413092">
                <text:p>103.479413092</text:p>
              </table:table-cell>
              <table:table-cell office:value-type="float" office:value="132.553202184">
                <text:p>132.553202184</text:p>
              </table:table-cell>
            </table:table-row>
            <table:table-row>
              <table:table-cell office:value-type="float" office:value="1.305">
                <text:p>1.305</text:p>
              </table:table-cell>
              <table:table-cell office:value-type="float" office:value="127.31912432">
                <text:p>127.31912432</text:p>
              </table:table-cell>
              <table:table-cell office:value-type="float" office:value="23.846339461">
                <text:p>23.846339461</text:p>
              </table:table-cell>
              <table:table-cell office:value-type="float" office:value="103.472784859">
                <text:p>103.472784859</text:p>
              </table:table-cell>
              <table:table-cell office:value-type="float" office:value="137.46264933">
                <text:p>137.46264933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127.30782263">
                <text:p>127.30782263</text:p>
              </table:table-cell>
              <table:table-cell office:value-type="float" office:value="23.848977051">
                <text:p>23.848977051</text:p>
              </table:table-cell>
              <table:table-cell office:value-type="float" office:value="103.458845579">
                <text:p>103.458845579</text:p>
              </table:table-cell>
              <table:table-cell office:value-type="float" office:value="142.553930418">
                <text:p>142.553930418</text:p>
              </table:table-cell>
            </table:table-row>
            <table:table-row>
              <table:table-cell office:value-type="float" office:value="1.335">
                <text:p>1.335</text:p>
              </table:table-cell>
              <table:table-cell office:value-type="float" office:value="127.29685326">
                <text:p>127.29685326</text:p>
              </table:table-cell>
              <table:table-cell office:value-type="float" office:value="23.8608763744">
                <text:p>23.8608763744</text:p>
              </table:table-cell>
              <table:table-cell office:value-type="float" office:value="103.435976886">
                <text:p>103.435976886</text:p>
              </table:table-cell>
              <table:table-cell office:value-type="float" office:value="147.833780133">
                <text:p>147.833780133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127.282625652">
                <text:p>127.282625652</text:p>
              </table:table-cell>
              <table:table-cell office:value-type="float" office:value="23.8263932223">
                <text:p>23.8263932223</text:p>
              </table:table-cell>
              <table:table-cell office:value-type="float" office:value="103.45623243">
                <text:p>103.45623243</text:p>
              </table:table-cell>
              <table:table-cell office:value-type="float" office:value="153.309182597">
                <text:p>153.309182597</text:p>
              </table:table-cell>
            </table:table-row>
            <table:table-row>
              <table:table-cell office:value-type="float" office:value="1.365">
                <text:p>1.365</text:p>
              </table:table-cell>
              <table:table-cell office:value-type="float" office:value="127.269636729">
                <text:p>127.269636729</text:p>
              </table:table-cell>
              <table:table-cell office:value-type="float" office:value="23.8000924203">
                <text:p>23.8000924203</text:p>
              </table:table-cell>
              <table:table-cell office:value-type="float" office:value="103.469544309">
                <text:p>103.469544309</text:p>
              </table:table-cell>
              <table:table-cell office:value-type="float" office:value="158.987380608">
                <text:p>158.98738060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127.257997281">
                <text:p>127.257997281</text:p>
              </table:table-cell>
              <table:table-cell office:value-type="float" office:value="23.7980410475">
                <text:p>23.7980410475</text:p>
              </table:table-cell>
              <table:table-cell office:value-type="float" office:value="103.459956233">
                <text:p>103.459956233</text:p>
              </table:table-cell>
              <table:table-cell office:value-type="float" office:value="164.875885216">
                <text:p>164.875885216</text:p>
              </table:table-cell>
            </table:table-row>
            <table:table-row>
              <table:table-cell office:value-type="float" office:value="1.395">
                <text:p>1.395</text:p>
              </table:table-cell>
              <table:table-cell office:value-type="float" office:value="127.244470209">
                <text:p>127.244470209</text:p>
              </table:table-cell>
              <table:table-cell office:value-type="float" office:value="23.7975506103">
                <text:p>23.7975506103</text:p>
              </table:table-cell>
              <table:table-cell office:value-type="float" office:value="103.446919599">
                <text:p>103.446919599</text:p>
              </table:table-cell>
              <table:table-cell office:value-type="float" office:value="170.982485666">
                <text:p>170.982485666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127.232528881">
                <text:p>127.232528881</text:p>
              </table:table-cell>
              <table:table-cell office:value-type="float" office:value="23.7896254429">
                <text:p>23.7896254429</text:p>
              </table:table-cell>
              <table:table-cell office:value-type="float" office:value="103.442903439">
                <text:p>103.442903439</text:p>
              </table:table-cell>
              <table:table-cell office:value-type="float" office:value="177.315259695">
                <text:p>177.315259695</text:p>
              </table:table-cell>
            </table:table-row>
            <table:table-row>
              <table:table-cell office:value-type="float" office:value="1.425">
                <text:p>1.425</text:p>
              </table:table-cell>
              <table:table-cell office:value-type="float" office:value="127.221061866">
                <text:p>127.221061866</text:p>
              </table:table-cell>
              <table:table-cell office:value-type="float" office:value="23.7711653738">
                <text:p>23.7711653738</text:p>
              </table:table-cell>
              <table:table-cell office:value-type="float" office:value="103.449896492">
                <text:p>103.449896492</text:p>
              </table:table-cell>
              <table:table-cell office:value-type="float" office:value="183.88258422">
                <text:p>183.8825842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127.210106914">
                <text:p>127.210106914</text:p>
              </table:table-cell>
              <table:table-cell office:value-type="float" office:value="23.7409673405">
                <text:p>23.7409673405</text:p>
              </table:table-cell>
              <table:table-cell office:value-type="float" office:value="103.469139573">
                <text:p>103.469139573</text:p>
              </table:table-cell>
              <table:table-cell office:value-type="float" office:value="190.69314642">
                <text:p>190.69314642</text:p>
              </table:table-cell>
            </table:table-row>
            <table:table-row>
              <table:table-cell office:value-type="float" office:value="1.455">
                <text:p>1.455</text:p>
              </table:table-cell>
              <table:table-cell office:value-type="float" office:value="127.199170327">
                <text:p>127.199170327</text:p>
              </table:table-cell>
              <table:table-cell office:value-type="float" office:value="23.7225982816">
                <text:p>23.7225982816</text:p>
              </table:table-cell>
              <table:table-cell office:value-type="float" office:value="103.476572046">
                <text:p>103.476572046</text:p>
              </table:table-cell>
              <table:table-cell office:value-type="float" office:value="197.755955225">
                <text:p>197.755955225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127.188003856">
                <text:p>127.188003856</text:p>
              </table:table-cell>
              <table:table-cell office:value-type="float" office:value="23.7067999109">
                <text:p>23.7067999109</text:p>
              </table:table-cell>
              <table:table-cell office:value-type="float" office:value="103.481203945">
                <text:p>103.481203945</text:p>
              </table:table-cell>
              <table:table-cell office:value-type="float" office:value="205.080353232">
                <text:p>205.080353232</text:p>
              </table:table-cell>
            </table:table-row>
            <table:table-row>
              <table:table-cell office:value-type="float" office:value="1.485">
                <text:p>1.485</text:p>
              </table:table-cell>
              <table:table-cell office:value-type="float" office:value="127.161637534">
                <text:p>127.161637534</text:p>
              </table:table-cell>
              <table:table-cell office:value-type="float" office:value="23.5439160479">
                <text:p>23.5439160479</text:p>
              </table:table-cell>
              <table:table-cell office:value-type="float" office:value="103.617721486">
                <text:p>103.617721486</text:p>
              </table:table-cell>
              <table:table-cell office:value-type="float" office:value="212.676029068">
                <text:p>212.67602906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2.4871267525">
                <text:p>92.4871267525</text:p>
              </table:table-cell>
              <table:table-cell office:value-type="float" office:value="30.2707746548">
                <text:p>30.2707746548</text:p>
              </table:table-cell>
              <table:table-cell office:value-type="float" office:value="62.2163520977">
                <text:p>62.2163520977</text:p>
              </table:table-cell>
              <table:table-cell office:value-type="float" office:value="220.553030202">
                <text:p>220.5530302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